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409in"/>
    </style:style>
    <style:style style:name="co4" style:family="table-column">
      <style:table-column-properties fo:break-before="auto" style:column-width="1.6508in"/>
    </style:style>
    <style:style style:name="co5" style:family="table-column">
      <style:table-column-properties fo:break-before="auto" style:column-width="1.7717in"/>
    </style:style>
    <style:style style:name="co6" style:family="table-column">
      <style:table-column-properties fo:break-before="auto" style:column-width="1.5161in"/>
    </style:style>
    <style:style style:name="ro1" style:family="table-row">
      <style:table-row-properties style:row-height="0.1925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team players' results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EARSON</text:p>
          </table:table-cell>
          <table:table-cell table:number-columns-repeated="5"/>
          <table:table-cell office:value-type="string" calcext:value-type="string">
            <text:p>NEW SPEARMA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v5 rating</text:p>
          </table:table-cell>
          <table:table-cell office:value-type="string" calcext:value-type="string">
            <text:p>3v3 rating</text:p>
          </table:table-cell>
          <table:table-cell office:value-type="string" calcext:value-type="string">
            <text:p>solo rating</text:p>
          </table:table-cell>
          <table:table-cell office:value-type="string" calcext:value-type="string">
            <text:p>team ra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rth_year</text:p>
          </table:table-cell>
          <table:table-cell office:value-type="float" office:value="-0.0587886" calcext:value-type="float">
            <text:p>-0.0587886</text:p>
          </table:table-cell>
          <table:table-cell office:value-type="float" office:value="-0.155219915" calcext:value-type="float">
            <text:p>-0.155219915</text:p>
          </table:table-cell>
          <table:table-cell office:value-type="float" office:value="-0.042236116" calcext:value-type="float">
            <text:p>-0.042236116</text:p>
          </table:table-cell>
          <table:table-cell office:value-type="float" office:value="-0.0611202322" calcext:value-type="float">
            <text:p>-0.0611202322</text:p>
          </table:table-cell>
          <table:table-cell table:number-columns-repeated="2"/>
          <table:table-cell office:value-type="string" calcext:value-type="string">
            <text:p>5v5 rating</text:p>
          </table:table-cell>
          <table:table-cell office:value-type="string" calcext:value-type="string">
            <text:p>3v3 rating</text:p>
          </table:table-cell>
          <table:table-cell office:value-type="string" calcext:value-type="string">
            <text:p>solo rating</text:p>
          </table:table-cell>
          <table:table-cell office:value-type="string" calcext:value-type="string">
            <text:p>team rating</text:p>
          </table:table-cell>
        </table:table-row>
        <table:table-row table:style-name="ro1">
          <table:table-cell office:value-type="string" calcext:value-type="string">
            <text:p>relative_5v5</text:p>
          </table:table-cell>
          <table:table-cell office:value-type="float" office:value="1" calcext:value-type="float">
            <text:p>1</text:p>
          </table:table-cell>
          <table:table-cell office:value-type="float" office:value="0.745629384" calcext:value-type="float">
            <text:p>0.745629384</text:p>
          </table:table-cell>
          <table:table-cell office:value-type="float" office:value="0.673666858" calcext:value-type="float">
            <text:p>0.673666858</text:p>
          </table:table-cell>
          <table:table-cell office:value-type="float" office:value="0.934605316" calcext:value-type="float">
            <text:p>0.934605316</text:p>
          </table:table-cell>
          <table:table-cell/>
          <table:table-cell office:value-type="string" calcext:value-type="string">
            <text:p>relative_5v5</text:p>
          </table:table-cell>
          <table:table-cell office:value-type="float" office:value="1" calcext:value-type="float">
            <text:p>1</text:p>
          </table:table-cell>
          <table:table-cell office:value-type="float" office:value="0.71296568" calcext:value-type="float">
            <text:p>0.71296568</text:p>
          </table:table-cell>
          <table:table-cell office:value-type="float" office:value="0.65479662" calcext:value-type="float">
            <text:p>0.65479662</text:p>
          </table:table-cell>
          <table:table-cell office:value-type="float" office:value="0.93162189" calcext:value-type="float">
            <text:p>0.93162189</text:p>
          </table:table-cell>
        </table:table-row>
        <table:table-row table:style-name="ro1">
          <table:table-cell office:value-type="string" calcext:value-type="string">
            <text:p>relative_3v3</text:p>
          </table:table-cell>
          <table:table-cell office:value-type="float" office:value="0.74562938" calcext:value-type="float">
            <text:p>0.74562938</text:p>
          </table:table-cell>
          <table:table-cell office:value-type="float" office:value="1" calcext:value-type="float">
            <text:p>1</text:p>
          </table:table-cell>
          <table:table-cell office:value-type="float" office:value="0.731112103" calcext:value-type="float">
            <text:p>0.731112103</text:p>
          </table:table-cell>
          <table:table-cell office:value-type="float" office:value="0.9918955984" calcext:value-type="float">
            <text:p>0.9918955984</text:p>
          </table:table-cell>
          <table:table-cell/>
          <table:table-cell office:value-type="string" calcext:value-type="string">
            <text:p>relative_3v3</text:p>
          </table:table-cell>
          <table:table-cell office:value-type="float" office:value="0.712965682" calcext:value-type="float">
            <text:p>0.712965682</text:p>
          </table:table-cell>
          <table:table-cell office:value-type="float" office:value="1" calcext:value-type="float">
            <text:p>1</text:p>
          </table:table-cell>
          <table:table-cell office:value-type="float" office:value="0.67609182" calcext:value-type="float">
            <text:p>0.67609182</text:p>
          </table:table-cell>
          <table:table-cell office:value-type="float" office:value="0.98472379" calcext:value-type="float">
            <text:p>0.98472379</text:p>
          </table:table-cell>
        </table:table-row>
        <table:table-row table:style-name="ro1">
          <table:table-cell office:value-type="string" calcext:value-type="string">
            <text:p>relative_non_team</text:p>
          </table:table-cell>
          <table:table-cell office:value-type="float" office:value="0.67366686" calcext:value-type="float">
            <text:p>0.67366686</text:p>
          </table:table-cell>
          <table:table-cell office:value-type="float" office:value="0.731112103" calcext:value-type="float">
            <text:p>0.731112103</text:p>
          </table:table-cell>
          <table:table-cell office:value-type="float" office:value="1" calcext:value-type="float">
            <text:p>1</text:p>
          </table:table-cell>
          <table:table-cell office:value-type="float" office:value="0.6745978008" calcext:value-type="float">
            <text:p>0.6745978008</text:p>
          </table:table-cell>
          <table:table-cell/>
          <table:table-cell office:value-type="string" calcext:value-type="string">
            <text:p>relative_non_team</text:p>
          </table:table-cell>
          <table:table-cell office:value-type="float" office:value="0.65479662" calcext:value-type="float">
            <text:p>0.65479662</text:p>
          </table:table-cell>
          <table:table-cell office:value-type="float" office:value="0.67609182" calcext:value-type="float">
            <text:p>0.67609182</text:p>
          </table:table-cell>
          <table:table-cell office:value-type="float" office:value="1" calcext:value-type="float">
            <text:p>1</text:p>
          </table:table-cell>
          <table:table-cell office:value-type="float" office:value="0.63576179" calcext:value-type="float">
            <text:p>0.63576179</text:p>
          </table:table-cell>
        </table:table-row>
        <table:table-row table:style-name="ro1">
          <table:table-cell office:value-type="string" calcext:value-type="string">
            <text:p>team_rating</text:p>
          </table:table-cell>
          <table:table-cell office:value-type="float" office:value="0.93460532" calcext:value-type="float">
            <text:p>0.93460532</text:p>
          </table:table-cell>
          <table:table-cell office:value-type="float" office:value="0.991895598" calcext:value-type="float">
            <text:p>0.991895598</text:p>
          </table:table-cell>
          <table:table-cell office:value-type="float" office:value="0.674597801" calcext:value-type="float">
            <text:p>0.6745978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am_rating</text:p>
          </table:table-cell>
          <table:table-cell office:value-type="float" office:value="0.931621895" calcext:value-type="float">
            <text:p>0.931621895</text:p>
          </table:table-cell>
          <table:table-cell office:value-type="float" office:value="0.98472379" calcext:value-type="float">
            <text:p>0.98472379</text:p>
          </table:table-cell>
          <table:table-cell office:value-type="float" office:value="0.63576179" calcext:value-type="float">
            <text:p>0.635761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ntal_demand</text:p>
          </table:table-cell>
          <table:table-cell table:style-name="ce1" office:value-type="float" office:value="-0.35245797" calcext:value-type="float">
            <text:p>-0.35245797</text:p>
          </table:table-cell>
          <table:table-cell office:value-type="float" office:value="-0.078922271" calcext:value-type="float">
            <text:p>-0.078922271</text:p>
          </table:table-cell>
          <table:table-cell table:style-name="ce1" office:value-type="float" office:value="-0.231115604" calcext:value-type="float">
            <text:p>-0.231115604</text:p>
          </table:table-cell>
          <table:table-cell table:style-name="ce1" office:value-type="float" office:value="-0.1814647837" calcext:value-type="float">
            <text:p>-0.1814647837</text:p>
          </table:table-cell>
          <table:table-cell/>
          <table:table-cell office:value-type="string" calcext:value-type="string">
            <text:p>mental_demand</text:p>
          </table:table-cell>
          <table:table-cell table:style-name="ce1" office:value-type="float" office:value="-0.255131858" calcext:value-type="float">
            <text:p>-0.255131858</text:p>
          </table:table-cell>
          <table:table-cell office:value-type="float" office:value="0.02854589" calcext:value-type="float">
            <text:p>0.02854589</text:p>
          </table:table-cell>
          <table:table-cell table:style-name="ce1" office:value-type="float" office:value="-0.23358854" calcext:value-type="float">
            <text:p>-0.23358854</text:p>
          </table:table-cell>
          <table:table-cell office:value-type="float" office:value="-0.07424521" calcext:value-type="float">
            <text:p>-0.07424521</text:p>
          </table:table-cell>
        </table:table-row>
        <table:table-row table:style-name="ro1">
          <table:table-cell office:value-type="string" calcext:value-type="string">
            <text:p>physical_demand</text:p>
          </table:table-cell>
          <table:table-cell table:style-name="ce1" office:value-type="float" office:value="0.19141484" calcext:value-type="float">
            <text:p>0.19141484</text:p>
          </table:table-cell>
          <table:table-cell office:value-type="float" office:value="0.128420474" calcext:value-type="float">
            <text:p>0.128420474</text:p>
          </table:table-cell>
          <table:table-cell office:value-type="float" office:value="0.063669413" calcext:value-type="float">
            <text:p>0.063669413</text:p>
          </table:table-cell>
          <table:table-cell table:style-name="ce1" office:value-type="float" office:value="0.1980324346" calcext:value-type="float">
            <text:p>0.1980324346</text:p>
          </table:table-cell>
          <table:table-cell/>
          <table:table-cell office:value-type="string" calcext:value-type="string">
            <text:p>physical_demand</text:p>
          </table:table-cell>
          <table:table-cell table:style-name="ce1" office:value-type="float" office:value="0.197424253" calcext:value-type="float">
            <text:p>0.197424253</text:p>
          </table:table-cell>
          <table:table-cell office:value-type="float" office:value="0.14627916" calcext:value-type="float">
            <text:p>0.14627916</text:p>
          </table:table-cell>
          <table:table-cell office:value-type="float" office:value="0.04965206" calcext:value-type="float">
            <text:p>0.04965206</text:p>
          </table:table-cell>
          <table:table-cell table:style-name="ce1" office:value-type="float" office:value="0.22372688" calcext:value-type="float">
            <text:p>0.22372688</text:p>
          </table:table-cell>
        </table:table-row>
        <table:table-row table:style-name="ro1">
          <table:table-cell office:value-type="string" calcext:value-type="string">
            <text:p>temporal_demand</text:p>
          </table:table-cell>
          <table:table-cell office:value-type="float" office:value="0.02763346" calcext:value-type="float">
            <text:p>0.02763346</text:p>
          </table:table-cell>
          <table:table-cell table:style-name="ce1" office:value-type="float" office:value="-0.42477358" calcext:value-type="float">
            <text:p>-0.42477358</text:p>
          </table:table-cell>
          <table:table-cell table:style-name="ce1" office:value-type="float" office:value="-0.220179895" calcext:value-type="float">
            <text:p>-0.220179895</text:p>
          </table:table-cell>
          <table:table-cell office:value-type="float" office:value="-0.0821827759" calcext:value-type="float">
            <text:p>-0.0821827759</text:p>
          </table:table-cell>
          <table:table-cell/>
          <table:table-cell office:value-type="string" calcext:value-type="string">
            <text:p>temporal_demand</text:p>
          </table:table-cell>
          <table:table-cell office:value-type="float" office:value="0.012492895" calcext:value-type="float">
            <text:p>0.012492895</text:p>
          </table:table-cell>
          <table:table-cell table:style-name="ce1" office:value-type="float" office:value="-0.49869024" calcext:value-type="float">
            <text:p>-0.49869024</text:p>
          </table:table-cell>
          <table:table-cell table:style-name="ce1" office:value-type="float" office:value="-0.20493813" calcext:value-type="float">
            <text:p>-0.20493813</text:p>
          </table:table-cell>
          <table:table-cell office:value-type="float" office:value="-0.0832799" calcext:value-type="float">
            <text:p>-0.0832799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11887164" calcext:value-type="float">
            <text:p>0.11887164</text:p>
          </table:table-cell>
          <table:table-cell table:style-name="ce1" office:value-type="float" office:value="0.425975039" calcext:value-type="float">
            <text:p>0.425975039</text:p>
          </table:table-cell>
          <table:table-cell table:style-name="ce1" office:value-type="float" office:value="0.21989324" calcext:value-type="float">
            <text:p>0.21989324</text:p>
          </table:table-cell>
          <table:table-cell table:style-name="ce1" office:value-type="float" office:value="0.1866590183" calcext:value-type="float">
            <text:p>0.1866590183</text:p>
          </table:table-cell>
          <table:table-cell/>
          <table:table-cell office:value-type="string" calcext:value-type="string">
            <text:p>performance</text:p>
          </table:table-cell>
          <table:table-cell office:value-type="float" office:value="0.076878986" calcext:value-type="float">
            <text:p>0.076878986</text:p>
          </table:table-cell>
          <table:table-cell table:style-name="ce1" office:value-type="float" office:value="0.32931354" calcext:value-type="float">
            <text:p>0.32931354</text:p>
          </table:table-cell>
          <table:table-cell office:value-type="float" office:value="0.16439725" calcext:value-type="float">
            <text:p>0.16439725</text:p>
          </table:table-cell>
          <table:table-cell office:value-type="float" office:value="0.12090416" calcext:value-type="float">
            <text:p>0.12090416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table:style-name="ce1" office:value-type="float" office:value="-0.28442824" calcext:value-type="float">
            <text:p>-0.28442824</text:p>
          </table:table-cell>
          <table:table-cell table:style-name="ce1" office:value-type="float" office:value="0.258924283" calcext:value-type="float">
            <text:p>0.258924283</text:p>
          </table:table-cell>
          <table:table-cell office:value-type="float" office:value="-0.122076086" calcext:value-type="float">
            <text:p>-0.122076086</text:p>
          </table:table-cell>
          <table:table-cell office:value-type="float" office:value="-0.0048869486" calcext:value-type="float">
            <text:p>-0.0048869486</text:p>
          </table:table-cell>
          <table:table-cell/>
          <table:table-cell office:value-type="string" calcext:value-type="string">
            <text:p>effort</text:p>
          </table:table-cell>
          <table:table-cell table:style-name="ce1" office:value-type="float" office:value="-0.333006225" calcext:value-type="float">
            <text:p>-0.333006225</text:p>
          </table:table-cell>
          <table:table-cell office:value-type="float" office:value="0.16085238" calcext:value-type="float">
            <text:p>0.16085238</text:p>
          </table:table-cell>
          <table:table-cell office:value-type="float" office:value="-0.17989104" calcext:value-type="float">
            <text:p>-0.17989104</text:p>
          </table:table-cell>
          <table:table-cell office:value-type="float" office:value="-0.08245675" calcext:value-type="float">
            <text:p>-0.08245675</text:p>
          </table:table-cell>
        </table:table-row>
        <table:table-row table:style-name="ro1">
          <table:table-cell office:value-type="string" calcext:value-type="string">
            <text:p>frustration</text:p>
          </table:table-cell>
          <table:table-cell table:style-name="ce1" office:value-type="float" office:value="-0.25622564" calcext:value-type="float">
            <text:p>-0.25622564</text:p>
          </table:table-cell>
          <table:table-cell office:value-type="float" office:value="-0.091581719" calcext:value-type="float">
            <text:p>-0.091581719</text:p>
          </table:table-cell>
          <table:table-cell table:style-name="ce1" office:value-type="float" office:value="-0.219721447" calcext:value-type="float">
            <text:p>-0.219721447</text:p>
          </table:table-cell>
          <table:table-cell office:value-type="float" office:value="-0.1455097255" calcext:value-type="float">
            <text:p>-0.1455097255</text:p>
          </table:table-cell>
          <table:table-cell/>
          <table:table-cell office:value-type="string" calcext:value-type="string">
            <text:p>frustration</text:p>
          </table:table-cell>
          <table:table-cell table:style-name="ce1" office:value-type="float" office:value="-0.340181362" calcext:value-type="float">
            <text:p>-0.340181362</text:p>
          </table:table-cell>
          <table:table-cell office:value-type="float" office:value="-0.12029998" calcext:value-type="float">
            <text:p>-0.12029998</text:p>
          </table:table-cell>
          <table:table-cell table:style-name="ce1" office:value-type="float" office:value="-0.24757199" calcext:value-type="float">
            <text:p>-0.24757199</text:p>
          </table:table-cell>
          <table:table-cell table:style-name="ce1" office:value-type="float" office:value="-0.23171957" calcext:value-type="float">
            <text:p>-0.23171957</text:p>
          </table:table-cell>
        </table:table-row>
        <table:table-row table:style-name="ro1">
          <table:table-cell office:value-type="string" calcext:value-type="string">
            <text:p>task_load</text:p>
          </table:table-cell>
          <table:table-cell table:style-name="ce1" office:value-type="float" office:value="-0.19642439" calcext:value-type="float">
            <text:p>-0.19642439</text:p>
          </table:table-cell>
          <table:table-cell office:value-type="float" office:value="0.008712376" calcext:value-type="float">
            <text:p>0.008712376</text:p>
          </table:table-cell>
          <table:table-cell table:style-name="ce1" office:value-type="float" office:value="-0.179774793" calcext:value-type="float">
            <text:p>-0.179774793</text:p>
          </table:table-cell>
          <table:table-cell office:value-type="float" office:value="-0.0320127177" calcext:value-type="float">
            <text:p>-0.0320127177</text:p>
          </table:table-cell>
          <table:table-cell/>
          <table:table-cell office:value-type="string" calcext:value-type="string">
            <text:p>task_load</text:p>
          </table:table-cell>
          <table:table-cell table:style-name="ce1" office:value-type="float" office:value="-0.239500473" calcext:value-type="float">
            <text:p>-0.239500473</text:p>
          </table:table-cell>
          <table:table-cell office:value-type="float" office:value="-0.06108482" calcext:value-type="float">
            <text:p>-0.06108482</text:p>
          </table:table-cell>
          <table:table-cell office:value-type="float" office:value="-0.2113921" calcext:value-type="float">
            <text:p>-0.2113921</text:p>
          </table:table-cell>
          <table:table-cell office:value-type="float" office:value="-0.08633762" calcext:value-type="float">
            <text:p>-0.08633762</text:p>
          </table:table-cell>
        </table:table-row>
        <table:table-row table:style-name="ro1">
          <table:table-cell office:value-type="string" calcext:value-type="string">
            <text:p>fl_rt_congruent</text:p>
          </table:table-cell>
          <table:table-cell office:value-type="float" office:value="-0.04941058" calcext:value-type="float">
            <text:p>-0.04941058</text:p>
          </table:table-cell>
          <table:table-cell table:style-name="ce1" office:value-type="float" office:value="-0.341593691" calcext:value-type="float">
            <text:p>-0.341593691</text:p>
          </table:table-cell>
          <table:table-cell office:value-type="float" office:value="-0.230570275" calcext:value-type="float">
            <text:p>-0.230570275</text:p>
          </table:table-cell>
          <table:table-cell office:value-type="float" office:value="-0.0920452814" calcext:value-type="float">
            <text:p>-0.0920452814</text:p>
          </table:table-cell>
          <table:table-cell/>
          <table:table-cell office:value-type="string" calcext:value-type="string">
            <text:p>fl_rt_congruent</text:p>
          </table:table-cell>
          <table:table-cell office:value-type="float" office:value="-0.187430038" calcext:value-type="float">
            <text:p>-0.187430038</text:p>
          </table:table-cell>
          <table:table-cell table:style-name="ce1" office:value-type="float" office:value="-0.43279882" calcext:value-type="float">
            <text:p>-0.43279882</text:p>
          </table:table-cell>
          <table:table-cell table:style-name="ce1" office:value-type="float" office:value="-0.45280908" calcext:value-type="float">
            <text:p>-0.45280908</text:p>
          </table:table-cell>
          <table:table-cell table:style-name="ce1" office:value-type="float" office:value="-0.2777396" calcext:value-type="float">
            <text:p>-0.2777396</text:p>
          </table:table-cell>
        </table:table-row>
        <table:table-row table:style-name="ro1">
          <table:table-cell office:value-type="string" calcext:value-type="string">
            <text:p>fl_congruent_correct</text:p>
          </table:table-cell>
          <table:table-cell office:value-type="float" office:value="-0.03027968" calcext:value-type="float">
            <text:p>-0.03027968</text:p>
          </table:table-cell>
          <table:table-cell table:style-name="ce1" office:value-type="float" office:value="-0.486144814" calcext:value-type="float">
            <text:p>-0.486144814</text:p>
          </table:table-cell>
          <table:table-cell office:value-type="float" office:value="0.027937449" calcext:value-type="float">
            <text:p>0.027937449</text:p>
          </table:table-cell>
          <table:table-cell office:value-type="float" office:value="-0.1188604832" calcext:value-type="float">
            <text:p>-0.1188604832</text:p>
          </table:table-cell>
          <table:table-cell/>
          <table:table-cell office:value-type="string" calcext:value-type="string">
            <text:p>fl_congruent_correct</text:p>
          </table:table-cell>
          <table:table-cell office:value-type="float" office:value="-0.171785367" calcext:value-type="float">
            <text:p>-0.171785367</text:p>
          </table:table-cell>
          <table:table-cell office:value-type="float" office:value="-0.342757" calcext:value-type="float">
            <text:p>-0.342757</text:p>
          </table:table-cell>
          <table:table-cell office:value-type="float" office:value="-0.07953234" calcext:value-type="float">
            <text:p>-0.07953234</text:p>
          </table:table-cell>
          <table:table-cell office:value-type="float" office:value="-0.19014701" calcext:value-type="float">
            <text:p>-0.19014701</text:p>
          </table:table-cell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-0.22034272" calcext:value-type="float">
            <text:p>-0.22034272</text:p>
          </table:table-cell>
          <table:table-cell office:value-type="float" office:value="-0.176220292" calcext:value-type="float">
            <text:p>-0.176220292</text:p>
          </table:table-cell>
          <table:table-cell office:value-type="float" office:value="-0.189907097" calcext:value-type="float">
            <text:p>-0.189907097</text:p>
          </table:table-cell>
          <table:table-cell office:value-type="float" office:value="-0.1676886635" calcext:value-type="float">
            <text:p>-0.1676886635</text:p>
          </table:table-cell>
          <table:table-cell/>
          <table:table-cell office:value-type="string" calcext:value-type="string">
            <text:p>fl_rt_incongruent</text:p>
          </table:table-cell>
          <table:table-cell table:style-name="ce1" office:value-type="float" office:value="-0.204011364" calcext:value-type="float">
            <text:p>-0.204011364</text:p>
          </table:table-cell>
          <table:table-cell table:style-name="ce1" office:value-type="float" office:value="-0.28004629" calcext:value-type="float">
            <text:p>-0.28004629</text:p>
          </table:table-cell>
          <table:table-cell table:style-name="ce1" office:value-type="float" office:value="-0.22675938" calcext:value-type="float">
            <text:p>-0.22675938</text:p>
          </table:table-cell>
          <table:table-cell office:value-type="float" office:value="-0.11833649" calcext:value-type="float">
            <text:p>-0.11833649</text:p>
          </table:table-cell>
        </table:table-row>
        <table:table-row table:style-name="ro1">
          <table:table-cell office:value-type="string" calcext:value-type="string">
            <text:p>fl_incongruent_correct</text:p>
          </table:table-cell>
          <table:table-cell office:value-type="float" office:value="0.02004945" calcext:value-type="float">
            <text:p>0.02004945</text:p>
          </table:table-cell>
          <table:table-cell table:style-name="ce1" office:value-type="float" office:value="0.322117355" calcext:value-type="float">
            <text:p>0.322117355</text:p>
          </table:table-cell>
          <table:table-cell table:style-name="ce1" office:value-type="float" office:value="0.333363377" calcext:value-type="float">
            <text:p>0.333363377</text:p>
          </table:table-cell>
          <table:table-cell office:value-type="float" office:value="0.1538310279" calcext:value-type="float">
            <text:p>0.1538310279</text:p>
          </table:table-cell>
          <table:table-cell/>
          <table:table-cell office:value-type="string" calcext:value-type="string">
            <text:p>fl_incongruent_correct</text:p>
          </table:table-cell>
          <table:table-cell office:value-type="float" office:value="-0.126736452" calcext:value-type="float">
            <text:p>-0.126736452</text:p>
          </table:table-cell>
          <table:table-cell table:style-name="ce1" office:value-type="float" office:value="-0.22848224" calcext:value-type="float">
            <text:p>-0.22848224</text:p>
          </table:table-cell>
          <table:table-cell office:value-type="float" office:value="0.1139755" calcext:value-type="float">
            <text:p>0.1139755</text:p>
          </table:table-cell>
          <table:table-cell office:value-type="float" office:value="-0.18487102" calcext:value-type="float">
            <text:p>-0.18487102</text:p>
          </table:table-cell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-0.22414825" calcext:value-type="float">
            <text:p>-0.22414825</text:p>
          </table:table-cell>
          <table:table-cell table:style-name="ce1" office:value-type="float" office:value="-0.257132602" calcext:value-type="float">
            <text:p>-0.257132602</text:p>
          </table:table-cell>
          <table:table-cell office:value-type="float" office:value="-0.280751273" calcext:value-type="float">
            <text:p>-0.280751273</text:p>
          </table:table-cell>
          <table:table-cell office:value-type="float" office:value="-0.2170156965" calcext:value-type="float">
            <text:p>-0.2170156965</text:p>
          </table:table-cell>
          <table:table-cell/>
          <table:table-cell office:value-type="string" calcext:value-type="string">
            <text:p>fl_mean_rt</text:p>
          </table:table-cell>
          <table:table-cell office:value-type="float" office:value="-0.185625019" calcext:value-type="float">
            <text:p>-0.185625019</text:p>
          </table:table-cell>
          <table:table-cell table:style-name="ce1" office:value-type="float" office:value="-0.48007936" calcext:value-type="float">
            <text:p>-0.48007936</text:p>
          </table:table-cell>
          <table:table-cell table:style-name="ce1" office:value-type="float" office:value="-0.36918479" calcext:value-type="float">
            <text:p>-0.36918479</text:p>
          </table:table-cell>
          <table:table-cell table:style-name="ce1" office:value-type="float" office:value="-0.23735414" calcext:value-type="float">
            <text:p>-0.23735414</text:p>
          </table:table-cell>
        </table:table-row>
        <table:table-row table:style-name="ro1">
          <table:table-cell office:value-type="string" calcext:value-type="string">
            <text:p>fl_executive_func</text:p>
          </table:table-cell>
          <table:table-cell office:value-type="float" office:value="-0.14164743" calcext:value-type="float">
            <text:p>-0.14164743</text:p>
          </table:table-cell>
          <table:table-cell office:value-type="float" office:value="0.061631921" calcext:value-type="float">
            <text:p>0.061631921</text:p>
          </table:table-cell>
          <table:table-cell office:value-type="float" office:value="0.124758087" calcext:value-type="float">
            <text:p>0.124758087</text:p>
          </table:table-cell>
          <table:table-cell office:value-type="float" office:value="0.0289036669" calcext:value-type="float">
            <text:p>0.0289036669</text:p>
          </table:table-cell>
          <table:table-cell/>
          <table:table-cell office:value-type="string" calcext:value-type="string">
            <text:p>fl_executive_func</text:p>
          </table:table-cell>
          <table:table-cell office:value-type="float" office:value="-0.065067845" calcext:value-type="float">
            <text:p>-0.065067845</text:p>
          </table:table-cell>
          <table:table-cell office:value-type="float" office:value="0.18184824" calcext:value-type="float">
            <text:p>0.18184824</text:p>
          </table:table-cell>
          <table:table-cell office:value-type="float" office:value="0.08385684" calcext:value-type="float">
            <text:p>0.08385684</text:p>
          </table:table-cell>
          <table:table-cell office:value-type="float" office:value="0.10712827" calcext:value-type="float">
            <text:p>0.10712827</text:p>
          </table:table-cell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0.01408301" calcext:value-type="float">
            <text:p>0.01408301</text:p>
          </table:table-cell>
          <table:table-cell table:style-name="ce1" office:value-type="float" office:value="0.272897199" calcext:value-type="float">
            <text:p>0.272897199</text:p>
          </table:table-cell>
          <table:table-cell table:style-name="ce1" office:value-type="float" office:value="0.314594286" calcext:value-type="float">
            <text:p>0.314594286</text:p>
          </table:table-cell>
          <table:table-cell office:value-type="float" office:value="0.1282732742" calcext:value-type="float">
            <text:p>0.1282732742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-0.12221735" calcext:value-type="float">
            <text:p>-0.12221735</text:p>
          </table:table-cell>
          <table:table-cell office:value-type="float" office:value="-0.22677836" calcext:value-type="float">
            <text:p>-0.22677836</text:p>
          </table:table-cell>
          <table:table-cell office:value-type="float" office:value="0.08578092" calcext:value-type="float">
            <text:p>0.08578092</text:p>
          </table:table-cell>
          <table:table-cell office:value-type="float" office:value="-0.16813278" calcext:value-type="float">
            <text:p>-0.16813278</text:p>
          </table:table-cell>
        </table:table-row>
        <table:table-row table:style-name="ro1">
          <table:table-cell office:value-type="string" calcext:value-type="string">
            <text:p>fl_ca_rt</text:p>
          </table:table-cell>
          <table:table-cell office:value-type="float" office:value="-0.02156973" calcext:value-type="float">
            <text:p>-0.02156973</text:p>
          </table:table-cell>
          <table:table-cell table:style-name="ce1" office:value-type="float" office:value="-0.286710974" calcext:value-type="float">
            <text:p>-0.286710974</text:p>
          </table:table-cell>
          <table:table-cell office:value-type="float" office:value="-0.200237557" calcext:value-type="float">
            <text:p>-0.200237557</text:p>
          </table:table-cell>
          <table:table-cell office:value-type="float" office:value="-0.0541153821" calcext:value-type="float">
            <text:p>-0.0541153821</text:p>
          </table:table-cell>
          <table:table-cell/>
          <table:table-cell office:value-type="string" calcext:value-type="string">
            <text:p>fl_ca_rt</text:p>
          </table:table-cell>
          <table:table-cell office:value-type="float" office:value="-0.187083175" calcext:value-type="float">
            <text:p>-0.187083175</text:p>
          </table:table-cell>
          <table:table-cell table:style-name="ce1" office:value-type="float" office:value="-0.40734006" calcext:value-type="float">
            <text:p>-0.40734006</text:p>
          </table:table-cell>
          <table:table-cell table:style-name="ce1" office:value-type="float" office:value="-0.46247917" calcext:value-type="float">
            <text:p>-0.46247917</text:p>
          </table:table-cell>
          <table:table-cell table:style-name="ce1" office:value-type="float" office:value="-0.25490673" calcext:value-type="float">
            <text:p>-0.25490673</text:p>
          </table:table-cell>
        </table:table-row>
        <table:table-row table:style-name="ro1">
          <table:table-cell office:value-type="string" calcext:value-type="string">
            <text:p>fl_ca_correct</text:p>
          </table:table-cell>
          <table:table-cell office:value-type="float" office:value="0.05152011" calcext:value-type="float">
            <text:p>0.05152011</text:p>
          </table:table-cell>
          <table:table-cell table:style-name="ce1" office:value-type="float" office:value="-0.462724424" calcext:value-type="float">
            <text:p>-0.462724424</text:p>
          </table:table-cell>
          <table:table-cell office:value-type="float" office:value="0.097166078" calcext:value-type="float">
            <text:p>0.097166078</text:p>
          </table:table-cell>
          <table:table-cell office:value-type="float" office:value="-0.0362120668" calcext:value-type="float">
            <text:p>-0.0362120668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-0.029437556" calcext:value-type="float">
            <text:p>-0.029437556</text:p>
          </table:table-cell>
          <table:table-cell table:style-name="ce1" office:value-type="float" office:value="-0.32955081" calcext:value-type="float">
            <text:p>-0.32955081</text:p>
          </table:table-cell>
          <table:table-cell office:value-type="float" office:value="0.09471284" calcext:value-type="float">
            <text:p>0.09471284</text:p>
          </table:table-cell>
          <table:table-cell office:value-type="float" office:value="-0.09708425" calcext:value-type="float">
            <text:p>-0.09708425</text:p>
          </table:table-cell>
        </table:table-row>
        <table:table-row table:style-name="ro1">
          <table:table-cell office:value-type="string" calcext:value-type="string">
            <text:p>mr_rotated_rt</text:p>
          </table:table-cell>
          <table:table-cell table:style-name="ce1" office:value-type="float" office:value="0.19258779" calcext:value-type="float">
            <text:p>0.19258779</text:p>
          </table:table-cell>
          <table:table-cell office:value-type="float" office:value="-0.039018726" calcext:value-type="float">
            <text:p>-0.039018726</text:p>
          </table:table-cell>
          <table:table-cell table:style-name="ce1" office:value-type="float" office:value="0.181604643" calcext:value-type="float">
            <text:p>0.181604643</text:p>
          </table:table-cell>
          <table:table-cell office:value-type="float" office:value="0.1521843687" calcext:value-type="float">
            <text:p>0.1521843687</text:p>
          </table:table-cell>
          <table:table-cell/>
          <table:table-cell office:value-type="string" calcext:value-type="string">
            <text:p>mr_rotated_rt</text:p>
          </table:table-cell>
          <table:table-cell office:value-type="float" office:value="0.12204245" calcext:value-type="float">
            <text:p>0.12204245</text:p>
          </table:table-cell>
          <table:table-cell office:value-type="float" office:value="-0.10876707" calcext:value-type="float">
            <text:p>-0.10876707</text:p>
          </table:table-cell>
          <table:table-cell office:value-type="float" office:value="0.1902961" calcext:value-type="float">
            <text:p>0.1902961</text:p>
          </table:table-cell>
          <table:table-cell office:value-type="float" office:value="0.06774773" calcext:value-type="float">
            <text:p>0.06774773</text:p>
          </table:table-cell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0.02116326" calcext:value-type="float">
            <text:p>0.02116326</text:p>
          </table:table-cell>
          <table:table-cell table:style-name="ce1" office:value-type="float" office:value="0.203644209" calcext:value-type="float">
            <text:p>0.203644209</text:p>
          </table:table-cell>
          <table:table-cell office:value-type="float" office:value="0.05848092" calcext:value-type="float">
            <text:p>0.05848092</text:p>
          </table:table-cell>
          <table:table-cell office:value-type="float" office:value="0.0093303812" calcext:value-type="float">
            <text:p>0.0093303812</text:p>
          </table:table-cell>
          <table:table-cell/>
          <table:table-cell office:value-type="string" calcext:value-type="string">
            <text:p>mr_rotated_correct</text:p>
          </table:table-cell>
          <table:table-cell office:value-type="float" office:value="0.121834843" calcext:value-type="float">
            <text:p>0.121834843</text:p>
          </table:table-cell>
          <table:table-cell office:value-type="float" office:value="-0.01101231" calcext:value-type="float">
            <text:p>-0.01101231</text:p>
          </table:table-cell>
          <table:table-cell office:value-type="float" office:value="0.17797604" calcext:value-type="float">
            <text:p>0.17797604</text:p>
          </table:table-cell>
          <table:table-cell office:value-type="float" office:value="0.02084697" calcext:value-type="float">
            <text:p>0.02084697</text:p>
          </table:table-cell>
        </table:table-row>
        <table:table-row table:style-name="ro1">
          <table:table-cell office:value-type="string" calcext:value-type="string">
            <text:p>mr_unrotated_rt</text:p>
          </table:table-cell>
          <table:table-cell table:style-name="ce1" office:value-type="float" office:value="0.33437009" calcext:value-type="float">
            <text:p>0.33437009</text:p>
          </table:table-cell>
          <table:table-cell office:value-type="float" office:value="-0.179149425" calcext:value-type="float">
            <text:p>-0.179149425</text:p>
          </table:table-cell>
          <table:table-cell table:style-name="ce1" office:value-type="float" office:value="0.215535229" calcext:value-type="float">
            <text:p>0.215535229</text:p>
          </table:table-cell>
          <table:table-cell table:style-name="ce1" office:value-type="float" office:value="0.3259544714" calcext:value-type="float">
            <text:p>0.3259544714</text:p>
          </table:table-cell>
          <table:table-cell/>
          <table:table-cell office:value-type="string" calcext:value-type="string">
            <text:p>mr_unrotated_rt</text:p>
          </table:table-cell>
          <table:table-cell office:value-type="float" office:value="0.191116329" calcext:value-type="float">
            <text:p>0.191116329</text:p>
          </table:table-cell>
          <table:table-cell table:style-name="ce1" office:value-type="float" office:value="-0.29729665" calcext:value-type="float">
            <text:p>-0.29729665</text:p>
          </table:table-cell>
          <table:table-cell office:value-type="float" office:value="0.08016188" calcext:value-type="float">
            <text:p>0.08016188</text:p>
          </table:table-cell>
          <table:table-cell office:value-type="float" office:value="0.18687626" calcext:value-type="float">
            <text:p>0.18687626</text:p>
          </table:table-cell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0.0339875" calcext:value-type="float">
            <text:p>0.0339875</text:p>
          </table:table-cell>
          <table:table-cell table:style-name="ce1" office:value-type="float" office:value="0.250159105" calcext:value-type="float">
            <text:p>0.250159105</text:p>
          </table:table-cell>
          <table:table-cell office:value-type="float" office:value="-0.100785462" calcext:value-type="float">
            <text:p>-0.100785462</text:p>
          </table:table-cell>
          <table:table-cell office:value-type="float" office:value="0.0629714551" calcext:value-type="float">
            <text:p>0.0629714551</text:p>
          </table:table-cell>
          <table:table-cell/>
          <table:table-cell office:value-type="string" calcext:value-type="string">
            <text:p>mr_unrotated_correct</text:p>
          </table:table-cell>
          <table:table-cell office:value-type="float" office:value="0.172898571" calcext:value-type="float">
            <text:p>0.172898571</text:p>
          </table:table-cell>
          <table:table-cell table:style-name="ce1" office:value-type="float" office:value="0.65633012" calcext:value-type="float">
            <text:p>0.65633012</text:p>
          </table:table-cell>
          <table:table-cell office:value-type="float" office:value="0.04192217" calcext:value-type="float">
            <text:p>0.04192217</text:p>
          </table:table-cell>
          <table:table-cell office:value-type="float" office:value="0.15265151" calcext:value-type="float">
            <text:p>0.15265151</text:p>
          </table:table-cell>
        </table:table-row>
        <table:table-row table:style-name="ro1">
          <table:table-cell office:value-type="string" calcext:value-type="string">
            <text:p>mr_rt_120</text:p>
          </table:table-cell>
          <table:table-cell office:value-type="float" office:value="0.11470888" calcext:value-type="float">
            <text:p>0.11470888</text:p>
          </table:table-cell>
          <table:table-cell office:value-type="float" office:value="-0.137924641" calcext:value-type="float">
            <text:p>-0.137924641</text:p>
          </table:table-cell>
          <table:table-cell office:value-type="float" office:value="0.101483457" calcext:value-type="float">
            <text:p>0.101483457</text:p>
          </table:table-cell>
          <table:table-cell office:value-type="float" office:value="0.0983929775" calcext:value-type="float">
            <text:p>0.0983929775</text:p>
          </table:table-cell>
          <table:table-cell/>
          <table:table-cell office:value-type="string" calcext:value-type="string">
            <text:p>mr_rt_120</text:p>
          </table:table-cell>
          <table:table-cell office:value-type="float" office:value="0.066210713" calcext:value-type="float">
            <text:p>0.066210713</text:p>
          </table:table-cell>
          <table:table-cell office:value-type="float" office:value="-0.15952503" calcext:value-type="float">
            <text:p>-0.15952503</text:p>
          </table:table-cell>
          <table:table-cell office:value-type="float" office:value="0.09316875" calcext:value-type="float">
            <text:p>0.09316875</text:p>
          </table:table-cell>
          <table:table-cell office:value-type="float" office:value="0.04112092" calcext:value-type="float">
            <text:p>0.04112092</text:p>
          </table:table-cell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-0.01165236" calcext:value-type="float">
            <text:p>-0.01165236</text:p>
          </table:table-cell>
          <table:table-cell table:style-name="ce1" office:value-type="float" office:value="0.266189508" calcext:value-type="float">
            <text:p>0.266189508</text:p>
          </table:table-cell>
          <table:table-cell office:value-type="float" office:value="-0.076178061" calcext:value-type="float">
            <text:p>-0.076178061</text:p>
          </table:table-cell>
          <table:table-cell office:value-type="float" office:value="0.0499363283" calcext:value-type="float">
            <text:p>0.0499363283</text:p>
          </table:table-cell>
          <table:table-cell/>
          <table:table-cell office:value-type="string" calcext:value-type="string">
            <text:p>mr_correct_180</text:p>
          </table:table-cell>
          <table:table-cell office:value-type="float" office:value="-0.006782077" calcext:value-type="float">
            <text:p>-0.006782077</text:p>
          </table:table-cell>
          <table:table-cell table:style-name="ce1" office:value-type="float" office:value="0.33713089" calcext:value-type="float">
            <text:p>0.33713089</text:p>
          </table:table-cell>
          <table:table-cell office:value-type="float" office:value="-0.03768452" calcext:value-type="float">
            <text:p>-0.03768452</text:p>
          </table:table-cell>
          <table:table-cell office:value-type="float" office:value="0.03414493" calcext:value-type="float">
            <text:p>0.03414493</text:p>
          </table:table-cell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0.04662694" calcext:value-type="float">
            <text:p>0.04662694</text:p>
          </table:table-cell>
          <table:table-cell office:value-type="float" office:value="0.070271207" calcext:value-type="float">
            <text:p>0.070271207</text:p>
          </table:table-cell>
          <table:table-cell office:value-type="float" office:value="0.100315845" calcext:value-type="float">
            <text:p>0.100315845</text:p>
          </table:table-cell>
          <table:table-cell office:value-type="float" office:value="-0.0008891936" calcext:value-type="float">
            <text:p>-0.0008891936</text:p>
          </table:table-cell>
          <table:table-cell/>
          <table:table-cell office:value-type="string" calcext:value-type="string">
            <text:p>mr_abs_diff_rt</text:p>
          </table:table-cell>
          <table:table-cell office:value-type="float" office:value="0.031256229" calcext:value-type="float">
            <text:p>0.031256229</text:p>
          </table:table-cell>
          <table:table-cell office:value-type="float" office:value="0.08701365" calcext:value-type="float">
            <text:p>0.08701365</text:p>
          </table:table-cell>
          <table:table-cell office:value-type="float" office:value="0.12596867" calcext:value-type="float">
            <text:p>0.12596867</text:p>
          </table:table-cell>
          <table:table-cell office:value-type="float" office:value="-0.04185377" calcext:value-type="float">
            <text:p>-0.04185377</text:p>
          </table:table-cell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04795455" calcext:value-type="float">
            <text:p>-0.04795455</text:p>
          </table:table-cell>
          <table:table-cell office:value-type="float" office:value="0.169784995" calcext:value-type="float">
            <text:p>0.169784995</text:p>
          </table:table-cell>
          <table:table-cell office:value-type="float" office:value="0.024545273" calcext:value-type="float">
            <text:p>0.024545273</text:p>
          </table:table-cell>
          <table:table-cell office:value-type="float" office:value="-0.0641164225" calcext:value-type="float">
            <text:p>-0.0641164225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-0.005726332" calcext:value-type="float">
            <text:p>-0.005726332</text:p>
          </table:table-cell>
          <table:table-cell table:style-name="ce1" office:value-type="float" office:value="0.29729665" calcext:value-type="float">
            <text:p>0.29729665</text:p>
          </table:table-cell>
          <table:table-cell office:value-type="float" office:value="0.11607214" calcext:value-type="float">
            <text:p>0.11607214</text:p>
          </table:table-cell>
          <table:table-cell office:value-type="float" office:value="-0.09584024" calcext:value-type="float">
            <text:p>-0.09584024</text:p>
          </table:table-cell>
        </table:table-row>
        <table:table-row table:style-name="ro1">
          <table:table-cell office:value-type="string" calcext:value-type="string">
            <text:p>max_correct</text:p>
          </table:table-cell>
          <table:table-cell office:value-type="float" office:value="0.12385099" calcext:value-type="float">
            <text:p>0.12385099</text:p>
          </table:table-cell>
          <table:table-cell office:value-type="float" office:value="0.051458279" calcext:value-type="float">
            <text:p>0.051458279</text:p>
          </table:table-cell>
          <table:table-cell office:value-type="float" office:value="0.05182761" calcext:value-type="float">
            <text:p>0.05182761</text:p>
          </table:table-cell>
          <table:table-cell office:value-type="float" office:value="0.0655710638" calcext:value-type="float">
            <text:p>0.0655710638</text:p>
          </table:table-cell>
          <table:table-cell/>
          <table:table-cell office:value-type="string" calcext:value-type="string">
            <text:p>max_length</text:p>
          </table:table-cell>
          <table:table-cell office:value-type="float" office:value="0.103246758" calcext:value-type="float">
            <text:p>0.103246758</text:p>
          </table:table-cell>
          <table:table-cell office:value-type="float" office:value="0.03409189" calcext:value-type="float">
            <text:p>0.03409189</text:p>
          </table:table-cell>
          <table:table-cell office:value-type="float" office:value="0.04987635" calcext:value-type="float">
            <text:p>0.04987635</text:p>
          </table:table-cell>
          <table:table-cell office:value-type="float" office:value="0.03009657" calcext:value-type="float">
            <text:p>0.03009657</text:p>
          </table:table-cell>
        </table:table-row>
        <table:table-row table:style-name="ro1">
          <table:table-cell office:value-type="string" calcext:value-type="string">
            <text:p>max_length</text:p>
          </table:table-cell>
          <table:table-cell office:value-type="float" office:value="0.12385099" calcext:value-type="float">
            <text:p>0.12385099</text:p>
          </table:table-cell>
          <table:table-cell office:value-type="float" office:value="0.051458279" calcext:value-type="float">
            <text:p>0.051458279</text:p>
          </table:table-cell>
          <table:table-cell office:value-type="float" office:value="0.05182761" calcext:value-type="float">
            <text:p>0.05182761</text:p>
          </table:table-cell>
          <table:table-cell office:value-type="float" office:value="0.0655710638" calcext:value-type="float">
            <text:p>0.0655710638</text:p>
          </table:table-cell>
          <table:table-cell/>
          <table:table-cell office:value-type="string" calcext:value-type="string">
            <text:p>tol_mean_rt</text:p>
          </table:table-cell>
          <table:table-cell office:value-type="float" office:value="-0.134470722" calcext:value-type="float">
            <text:p>-0.134470722</text:p>
          </table:table-cell>
          <table:table-cell table:style-name="ce1" office:value-type="float" office:value="-0.30454779" calcext:value-type="float">
            <text:p>-0.30454779</text:p>
          </table:table-cell>
          <table:table-cell office:value-type="float" office:value="-0.29539935" calcext:value-type="float">
            <text:p>-0.29539935</text:p>
          </table:table-cell>
          <table:table-cell office:value-type="float" office:value="-0.07469979" calcext:value-type="float">
            <text:p>-0.07469979</text:p>
          </table:table-cell>
        </table:table-row>
        <table:table-row table:style-name="ro1">
          <table:table-cell office:value-type="string" calcext:value-type="string">
            <text:p>tol_mean_rt</text:p>
          </table:table-cell>
          <table:table-cell table:style-name="ce1" office:value-type="float" office:value="-0.27707523" calcext:value-type="float">
            <text:p>-0.27707523</text:p>
          </table:table-cell>
          <table:table-cell table:style-name="ce1" office:value-type="float" office:value="-0.397639636" calcext:value-type="float">
            <text:p>-0.397639636</text:p>
          </table:table-cell>
          <table:table-cell table:style-name="ce1" office:value-type="float" office:value="-0.311457598" calcext:value-type="float">
            <text:p>-0.311457598</text:p>
          </table:table-cell>
          <table:table-cell table:style-name="ce1" office:value-type="float" office:value="-0.2376696914" calcext:value-type="float">
            <text:p>-0.2376696914</text:p>
          </table:table-cell>
          <table:table-cell/>
          <table:table-cell office:value-type="string" calcext:value-type="string">
            <text:p>tol_correct</text:p>
          </table:table-cell>
          <table:table-cell office:value-type="float" office:value="0.110534196" calcext:value-type="float">
            <text:p>0.110534196</text:p>
          </table:table-cell>
          <table:table-cell office:value-type="float" office:value="0.08163954" calcext:value-type="float">
            <text:p>0.08163954</text:p>
          </table:table-cell>
          <table:table-cell office:value-type="float" office:value="0.10494488" calcext:value-type="float">
            <text:p>0.10494488</text:p>
          </table:table-cell>
          <table:table-cell office:value-type="float" office:value="0.10447985" calcext:value-type="float">
            <text:p>0.10447985</text:p>
          </table:table-cell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0.140259" calcext:value-type="float">
            <text:p>0.140259</text:p>
          </table:table-cell>
          <table:table-cell office:value-type="float" office:value="-0.098705711" calcext:value-type="float">
            <text:p>-0.098705711</text:p>
          </table:table-cell>
          <table:table-cell office:value-type="float" office:value="0.005608718" calcext:value-type="float">
            <text:p>0.005608718</text:p>
          </table:table-cell>
          <table:table-cell office:value-type="float" office:value="0.0490637874" calcext:value-type="float">
            <text:p>0.0490637874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-0.37574765" calcext:value-type="float">
            <text:p>-0.37574765</text:p>
          </table:table-cell>
          <table:table-cell office:value-type="float" office:value="-0.12214192" calcext:value-type="float">
            <text:p>-0.12214192</text:p>
          </table:table-cell>
          <table:table-cell office:value-type="float" office:value="-0.1553562" calcext:value-type="float">
            <text:p>-0.1553562</text:p>
          </table:table-cell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05719564" calcext:value-type="float">
            <text:p>-0.05719564</text:p>
          </table:table-cell>
          <table:table-cell table:style-name="ce1" office:value-type="float" office:value="-0.369103314" calcext:value-type="float">
            <text:p>-0.369103314</text:p>
          </table:table-cell>
          <table:table-cell table:style-name="ce1" office:value-type="float" office:value="-0.228513157" calcext:value-type="float">
            <text:p>-0.228513157</text:p>
          </table:table-cell>
          <table:table-cell table:style-name="ce1" office:value-type="float" office:value="-0.1846850186" calcext:value-type="float">
            <text:p>-0.1846850186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0.029655775" calcext:value-type="float">
            <text:p>0.029655775</text:p>
          </table:table-cell>
          <table:table-cell office:value-type="float" office:value="-0.09964796" calcext:value-type="float">
            <text:p>-0.09964796</text:p>
          </table:table-cell>
          <table:table-cell office:value-type="float" office:value="0.01593049" calcext:value-type="float">
            <text:p>0.01593049</text:p>
          </table:table-cell>
          <table:table-cell office:value-type="float" office:value="0.01447574" calcext:value-type="float">
            <text:p>0.01447574</text:p>
          </table:table-cell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0.07937543" calcext:value-type="float">
            <text:p>0.07937543</text:p>
          </table:table-cell>
          <table:table-cell office:value-type="float" office:value="-0.050833528" calcext:value-type="float">
            <text:p>-0.050833528</text:p>
          </table:table-cell>
          <table:table-cell office:value-type="float" office:value="0.122382006" calcext:value-type="float">
            <text:p>0.122382006</text:p>
          </table:table-cell>
          <table:table-cell office:value-type="float" office:value="0.076027197" calcext:value-type="float">
            <text:p>0.076027197</text:p>
          </table:table-cell>
          <table:table-cell/>
          <table:table-cell office:value-type="string" calcext:value-type="string">
            <text:p>GEQ_task</text:p>
          </table:table-cell>
          <table:table-cell office:value-type="float" office:value="0.112628978" calcext:value-type="float">
            <text:p>0.112628978</text:p>
          </table:table-cell>
          <table:table-cell table:style-name="ce1" office:value-type="float" office:value="-0.46336541" calcext:value-type="float">
            <text:p>-0.46336541</text:p>
          </table:table-cell>
          <table:table-cell office:value-type="float" office:value="0.13442111" calcext:value-type="float">
            <text:p>0.13442111</text:p>
          </table:table-cell>
          <table:table-cell office:value-type="float" office:value="-0.04522854" calcext:value-type="float">
            <text:p>-0.04522854</text:p>
          </table:table-cell>
        </table:table-row>
        <table:table-row table:style-name="ro1">
          <table:table-cell office:value-type="string" calcext:value-type="string">
            <text:p>GEQ_task</text:p>
          </table:table-cell>
          <table:table-cell office:value-type="float" office:value="0.05628009" calcext:value-type="float">
            <text:p>0.05628009</text:p>
          </table:table-cell>
          <table:table-cell table:style-name="ce1" office:value-type="float" office:value="-0.387930005" calcext:value-type="float">
            <text:p>-0.387930005</text:p>
          </table:table-cell>
          <table:table-cell office:value-type="float" office:value="0.125109548" calcext:value-type="float">
            <text:p>0.125109548</text:p>
          </table:table-cell>
          <table:table-cell office:value-type="float" office:value="-0.0614730254" calcext:value-type="float">
            <text:p>-0.0614730254</text:p>
          </table:table-cell>
          <table:table-cell/>
          <table:table-cell office:value-type="string" calcext:value-type="string">
            <text:p>GEQ_social</text:p>
          </table:table-cell>
          <table:table-cell office:value-type="float" office:value="-0.125258251" calcext:value-type="float">
            <text:p>-0.125258251</text:p>
          </table:table-cell>
          <table:table-cell table:style-name="ce1" office:value-type="float" office:value="-0.45446034" calcext:value-type="float">
            <text:p>-0.45446034</text:p>
          </table:table-cell>
          <table:table-cell office:value-type="float" office:value="-0.09774612" calcext:value-type="float">
            <text:p>-0.09774612</text:p>
          </table:table-cell>
          <table:table-cell office:value-type="float" office:value="-0.13773649" calcext:value-type="float">
            <text:p>-0.13773649</text:p>
          </table:table-cell>
        </table:table-row>
        <table:table-row table:style-name="ro1">
          <table:table-cell office:value-type="string" calcext:value-type="string">
            <text:p>GEQ_social</text:p>
          </table:table-cell>
          <table:table-cell office:value-type="float" office:value="-0.09605754" calcext:value-type="float">
            <text:p>-0.09605754</text:p>
          </table:table-cell>
          <table:table-cell table:style-name="ce1" office:value-type="float" office:value="-0.496200765" calcext:value-type="float">
            <text:p>-0.496200765</text:p>
          </table:table-cell>
          <table:table-cell office:value-type="float" office:value="-0.11515322" calcext:value-type="float">
            <text:p>-0.11515322</text:p>
          </table:table-cell>
          <table:table-cell table:style-name="ce1" office:value-type="float" office:value="-0.1825060694" calcext:value-type="float">
            <text:p>-0.1825060694</text:p>
          </table:table-cell>
          <table:table-cell table:number-columns-repeated="6"/>
        </table:table-row>
      </table:table>
      <table:table table:name="solo only (no team players)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solo rating</text:p>
          </table:table-cell>
        </table:table-row>
        <table:table-row table:style-name="ro1">
          <table:table-cell office:value-type="string" calcext:value-type="string">
            <text:p>mental_demand <text:s text:c="9"/>-</text:p>
          </table:table-cell>
          <table:table-cell office:value-type="float" office:value="0.10983724" calcext:value-type="float">
            <text:p>0.10983724</text:p>
          </table:table-cell>
        </table:table-row>
        <table:table-row table:style-name="ro1">
          <table:table-cell office:value-type="string" calcext:value-type="string">
            <text:p>physical_demand</text:p>
          </table:table-cell>
          <table:table-cell office:value-type="float" office:value="0.10739723" calcext:value-type="float">
            <text:p>0.10739723</text:p>
          </table:table-cell>
        </table:table-row>
        <table:table-row table:style-name="ro1">
          <table:table-cell office:value-type="string" calcext:value-type="string">
            <text:p>temporal_demand <text:s text:c="7"/>-</text:p>
          </table:table-cell>
          <table:table-cell office:value-type="float" office:value="-0.06654718" calcext:value-type="float">
            <text:p>-0.06654718</text:p>
          </table:table-cell>
        </table:table-row>
        <table:table-row table:style-name="ro1">
          <table:table-cell office:value-type="string" calcext:value-type="string">
            <text:p>performance <text:s text:c="11"/>-</text:p>
          </table:table-cell>
          <table:table-cell office:value-type="float" office:value="0.13958314" calcext:value-type="float">
            <text:p>0.13958314</text:p>
          </table:table-cell>
        </table:table-row>
        <table:table-row table:style-name="ro1">
          <table:table-cell office:value-type="string" calcext:value-type="string">
            <text:p>effort <text:s text:c="16"/>-</text:p>
          </table:table-cell>
          <table:table-cell office:value-type="float" office:value="0.17558236" calcext:value-type="float">
            <text:p>0.17558236</text:p>
          </table:table-cell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float" office:value="-0.14842571" calcext:value-type="float">
            <text:p>-0.14842571</text:p>
          </table:table-cell>
        </table:table-row>
        <table:table-row table:style-name="ro1">
          <table:table-cell office:value-type="string" calcext:value-type="string">
            <text:p>task_load <text:s text:c="13"/>-</text:p>
          </table:table-cell>
          <table:table-cell office:value-type="float" office:value="0.07663641" calcext:value-type="float">
            <text:p>0.07663641</text:p>
          </table:table-cell>
        </table:table-row>
        <table:table-row table:style-name="ro1">
          <table:table-cell office:value-type="string" calcext:value-type="string">
            <text:p>fl_rt_congruent</text:p>
          </table:table-cell>
          <table:table-cell office:value-type="float" office:value="-0.102019" calcext:value-type="float">
            <text:p>-0.102019</text:p>
          </table:table-cell>
        </table:table-row>
        <table:table-row table:style-name="ro1">
          <table:table-cell office:value-type="string" calcext:value-type="string">
            <text:p>fl_congruent_correct <text:s text:c="2"/>-</text:p>
          </table:table-cell>
          <table:table-cell office:value-type="float" office:value="0.0173285" calcext:value-type="float">
            <text:p>0.0173285</text:p>
          </table:table-cell>
        </table:table-row>
        <table:table-row table:style-name="ro1">
          <table:table-cell office:value-type="string" calcext:value-type="string">
            <text:p>fl_rt_incongruent</text:p>
          </table:table-cell>
          <table:table-cell office:value-type="float" office:value="-0.07888536" calcext:value-type="float">
            <text:p>-0.07888536</text:p>
          </table:table-cell>
        </table:table-row>
        <table:table-row table:style-name="ro1">
          <table:table-cell office:value-type="string" calcext:value-type="string">
            <text:p>fl_incongruent_correct -</text:p>
          </table:table-cell>
          <table:table-cell office:value-type="float" office:value="-0.04898208" calcext:value-type="float">
            <text:p>-0.04898208</text:p>
          </table:table-cell>
        </table:table-row>
        <table:table-row table:style-name="ro1">
          <table:table-cell office:value-type="string" calcext:value-type="string">
            <text:p>fl_mean_rt</text:p>
          </table:table-cell>
          <table:table-cell office:value-type="float" office:value="-0.09717804" calcext:value-type="float">
            <text:p>-0.09717804</text:p>
          </table:table-cell>
        </table:table-row>
        <table:table-row table:style-name="ro1">
          <table:table-cell office:value-type="string" calcext:value-type="string">
            <text:p>fl_executive_func</text:p>
          </table:table-cell>
          <table:table-cell office:value-type="float" office:value="-0.04763134" calcext:value-type="float">
            <text:p>-0.04763134</text:p>
          </table:table-cell>
        </table:table-row>
        <table:table-row table:style-name="ro1">
          <table:table-cell office:value-type="string" calcext:value-type="string">
            <text:p>fl_correct <text:s text:c="12"/>-</text:p>
          </table:table-cell>
          <table:table-cell office:value-type="float" office:value="-0.04238335" calcext:value-type="float">
            <text:p>-0.04238335</text:p>
          </table:table-cell>
        </table:table-row>
        <table:table-row table:style-name="ro1">
          <table:table-cell office:value-type="string" calcext:value-type="string">
            <text:p>fl_ca_rt</text:p>
          </table:table-cell>
          <table:table-cell office:value-type="float" office:value="-0.19611999" calcext:value-type="float">
            <text:p>-0.19611999</text:p>
          </table:table-cell>
        </table:table-row>
        <table:table-row table:style-name="ro1">
          <table:table-cell office:value-type="string" calcext:value-type="string">
            <text:p>fl_ca_correct <text:s text:c="9"/>-</text:p>
          </table:table-cell>
          <table:table-cell office:value-type="float" office:value="-0.03055137" calcext:value-type="float">
            <text:p>-0.03055137</text:p>
          </table:table-cell>
        </table:table-row>
        <table:table-row table:style-name="ro1">
          <table:table-cell office:value-type="string" calcext:value-type="string">
            <text:p>mr_rotated_rt <text:s text:c="9"/>-</text:p>
          </table:table-cell>
          <table:table-cell office:value-type="float" office:value="-0.1690764" calcext:value-type="float">
            <text:p>-0.1690764</text:p>
          </table:table-cell>
        </table:table-row>
        <table:table-row table:style-name="ro1">
          <table:table-cell office:value-type="string" calcext:value-type="string">
            <text:p>mr_rotated_correct <text:s text:c="4"/>-</text:p>
          </table:table-cell>
          <table:table-cell office:value-type="float" office:value="-0.14509978" calcext:value-type="float">
            <text:p>-0.14509978</text:p>
          </table:table-cell>
        </table:table-row>
        <table:table-row table:style-name="ro1">
          <table:table-cell office:value-type="string" calcext:value-type="string">
            <text:p>mr_unrotated_rt <text:s text:c="7"/>-</text:p>
          </table:table-cell>
          <table:table-cell office:value-type="float" office:value="-0.15255672" calcext:value-type="float">
            <text:p>-0.15255672</text:p>
          </table:table-cell>
        </table:table-row>
        <table:table-row table:style-name="ro1">
          <table:table-cell office:value-type="string" calcext:value-type="string">
            <text:p>mr_unrotated_correct <text:s text:c="2"/>-</text:p>
          </table:table-cell>
          <table:table-cell office:value-type="float" office:value="0.07674578" calcext:value-type="float">
            <text:p>0.07674578</text:p>
          </table:table-cell>
        </table:table-row>
        <table:table-row table:style-name="ro1">
          <table:table-cell office:value-type="string" calcext:value-type="string">
            <text:p>mr_rt_120 <text:s text:c="13"/>-</text:p>
          </table:table-cell>
          <table:table-cell office:value-type="float" office:value="-0.03593245" calcext:value-type="float">
            <text:p>-0.03593245</text:p>
          </table:table-cell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-0.12503158" calcext:value-type="float">
            <text:p>-0.12503158</text:p>
          </table:table-cell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-0.12617373" calcext:value-type="float">
            <text:p>-0.12617373</text:p>
          </table:table-cell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09215226" calcext:value-type="float">
            <text:p>-0.09215226</text:p>
          </table:table-cell>
        </table:table-row>
        <table:table-row table:style-name="ro1">
          <table:table-cell office:value-type="string" calcext:value-type="string">
            <text:p>max_correct <text:s text:c="11"/>-</text:p>
          </table:table-cell>
          <table:table-cell office:value-type="float" office:value="-0.06172526" calcext:value-type="float">
            <text:p>-0.06172526</text:p>
          </table:table-cell>
        </table:table-row>
        <table:table-row table:style-name="ro1">
          <table:table-cell office:value-type="string" calcext:value-type="string">
            <text:p>max_length <text:s text:c="12"/>-</text:p>
          </table:table-cell>
          <table:table-cell office:value-type="float" office:value="-0.06172526" calcext:value-type="float">
            <text:p>-0.06172526</text:p>
          </table:table-cell>
        </table:table-row>
        <table:table-row table:style-name="ro1">
          <table:table-cell office:value-type="string" calcext:value-type="string">
            <text:p>tol_mean_rt <text:s text:c="11"/>-</text:p>
          </table:table-cell>
          <table:table-cell office:value-type="float" office:value="0.0576191" calcext:value-type="float">
            <text:p>0.0576191</text:p>
          </table:table-cell>
        </table:table-row>
        <table:table-row table:style-name="ro1">
          <table:table-cell office:value-type="string" calcext:value-type="string">
            <text:p>tol_correct <text:s text:c="11"/>-</text:p>
          </table:table-cell>
          <table:table-cell office:value-type="float" office:value="-0.04724162" calcext:value-type="float">
            <text:p>-0.04724162</text:p>
          </table:table-cell>
        </table:table-row>
        <table:table-row table:style-name="ro1">
          <table:table-cell office:value-type="string" calcext:value-type="string">
            <text:p>tol_max <text:s text:c="15"/>-</text:p>
          </table:table-cell>
          <table:table-cell office:value-type="float" office:value="0.12037007" calcext:value-type="float">
            <text:p>0.12037007</text:p>
          </table:table-cell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0.10394081" calcext:value-type="float">
            <text:p>0.10394081</text:p>
          </table:table-cell>
        </table:table-row>
      </table:table>
      <table:table table:name="teams combined" table:style-name="ta1"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PEARSON</text:p>
          </table:table-cell>
          <table:table-cell office:value-type="string" calcext:value-type="string">
            <text:p><text:s/>team_rating</text:p>
          </table:table-cell>
          <table:table-cell/>
          <table:table-cell office:value-type="string" calcext:value-type="string">
            <text:p>SPEARMAN</text:p>
          </table:table-cell>
          <table:table-cell office:value-type="string" calcext:value-type="string">
            <text:p><text:s text:c="2"/>team_rating</text:p>
          </table:table-cell>
        </table:table-row>
        <table:table-row table:style-name="ro1">
          <table:table-cell office:value-type="string" calcext:value-type="string">
            <text:p>mental_demand</text:p>
          </table:table-cell>
          <table:table-cell table:style-name="ce1" office:value-type="float" office:value="-0.24719898" calcext:value-type="float">
            <text:p>-0.24719898</text:p>
          </table:table-cell>
          <table:table-cell/>
          <table:table-cell office:value-type="string" calcext:value-type="string">
            <text:p>mental_demand</text:p>
          </table:table-cell>
          <table:table-cell office:value-type="float" office:value="-0.172005882" calcext:value-type="float">
            <text:p>-0.172005882</text:p>
          </table:table-cell>
        </table:table-row>
        <table:table-row table:style-name="ro1">
          <table:table-cell office:value-type="string" calcext:value-type="string">
            <text:p>physical_demand</text:p>
          </table:table-cell>
          <table:table-cell office:value-type="float" office:value="0.16773892" calcext:value-type="float">
            <text:p>0.16773892</text:p>
          </table:table-cell>
          <table:table-cell/>
          <table:table-cell office:value-type="string" calcext:value-type="string">
            <text:p>physical_demand</text:p>
          </table:table-cell>
          <table:table-cell office:value-type="float" office:value="0.190129512" calcext:value-type="float">
            <text:p>0.190129512</text:p>
          </table:table-cell>
        </table:table-row>
        <table:table-row table:style-name="ro1">
          <table:table-cell office:value-type="string" calcext:value-type="string">
            <text:p>temporal_demand</text:p>
          </table:table-cell>
          <table:table-cell office:value-type="float" office:value="-0.13116426" calcext:value-type="float">
            <text:p>-0.13116426</text:p>
          </table:table-cell>
          <table:table-cell/>
          <table:table-cell office:value-type="string" calcext:value-type="string">
            <text:p>temporal_demand</text:p>
          </table:table-cell>
          <table:table-cell office:value-type="float" office:value="-0.152161571" calcext:value-type="float">
            <text:p>-0.152161571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19702951" calcext:value-type="float">
            <text:p>0.19702951</text:p>
          </table:table-cell>
          <table:table-cell/>
          <table:table-cell office:value-type="string" calcext:value-type="string">
            <text:p>performance</text:p>
          </table:table-cell>
          <table:table-cell office:value-type="float" office:value="0.144347052" calcext:value-type="float">
            <text:p>0.144347052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-0.0779305" calcext:value-type="float">
            <text:p>-0.0779305</text:p>
          </table:table-cell>
          <table:table-cell/>
          <table:table-cell office:value-type="string" calcext:value-type="string">
            <text:p>effort</text:p>
          </table:table-cell>
          <table:table-cell office:value-type="float" office:value="-0.173383707" calcext:value-type="float">
            <text:p>-0.173383707</text:p>
          </table:table-cell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float" office:value="-0.19942233" calcext:value-type="float">
            <text:p>-0.19942233</text:p>
          </table:table-cell>
          <table:table-cell/>
          <table:table-cell office:value-type="string" calcext:value-type="string">
            <text:p>frustration</text:p>
          </table:table-cell>
          <table:table-cell table:style-name="ce1" office:value-type="float" office:value="-0.273531476" calcext:value-type="float">
            <text:p>-0.273531476</text:p>
          </table:table-cell>
        </table:table-row>
        <table:table-row table:style-name="ro1">
          <table:table-cell office:value-type="string" calcext:value-type="string">
            <text:p>task_load</text:p>
          </table:table-cell>
          <table:table-cell office:value-type="float" office:value="-0.11724594" calcext:value-type="float">
            <text:p>-0.11724594</text:p>
          </table:table-cell>
          <table:table-cell/>
          <table:table-cell office:value-type="string" calcext:value-type="string">
            <text:p>task_load</text:p>
          </table:table-cell>
          <table:table-cell office:value-type="float" office:value="-0.190811787" calcext:value-type="float">
            <text:p>-0.190811787</text:p>
          </table:table-cell>
        </table:table-row>
        <table:table-row table:style-name="ro1">
          <table:table-cell office:value-type="string" calcext:value-type="string">
            <text:p>fl_rt_congruent</text:p>
          </table:table-cell>
          <table:table-cell office:value-type="float" office:value="-0.08534057" calcext:value-type="float">
            <text:p>-0.08534057</text:p>
          </table:table-cell>
          <table:table-cell/>
          <table:table-cell office:value-type="string" calcext:value-type="string">
            <text:p>fl_rt_congruent</text:p>
          </table:table-cell>
          <table:table-cell table:style-name="ce1" office:value-type="float" office:value="-0.229685762" calcext:value-type="float">
            <text:p>-0.229685762</text:p>
          </table:table-cell>
        </table:table-row>
        <table:table-row table:style-name="ro1">
          <table:table-cell office:value-type="string" calcext:value-type="string">
            <text:p>fl_congruent_correct</text:p>
          </table:table-cell>
          <table:table-cell office:value-type="float" office:value="-0.15006481" calcext:value-type="float">
            <text:p>-0.15006481</text:p>
          </table:table-cell>
          <table:table-cell/>
          <table:table-cell office:value-type="string" calcext:value-type="string">
            <text:p>fl_congruent_correct</text:p>
          </table:table-cell>
          <table:table-cell table:style-name="ce1" office:value-type="float" office:value="-0.229748444" calcext:value-type="float">
            <text:p>-0.229748444</text:p>
          </table:table-cell>
        </table:table-row>
        <table:table-row table:style-name="ro1">
          <table:table-cell office:value-type="string" calcext:value-type="string">
            <text:p>fl_rt_incongruent</text:p>
          </table:table-cell>
          <table:table-cell table:style-name="ce1" office:value-type="float" office:value="-0.20071238" calcext:value-type="float">
            <text:p>-0.20071238</text:p>
          </table:table-cell>
          <table:table-cell/>
          <table:table-cell office:value-type="string" calcext:value-type="string">
            <text:p>fl_rt_incongruent</text:p>
          </table:table-cell>
          <table:table-cell office:value-type="float" office:value="-0.176857479" calcext:value-type="float">
            <text:p>-0.176857479</text:p>
          </table:table-cell>
        </table:table-row>
        <table:table-row table:style-name="ro1">
          <table:table-cell office:value-type="string" calcext:value-type="string">
            <text:p>fl_incongruent_correct</text:p>
          </table:table-cell>
          <table:table-cell office:value-type="float" office:value="0.12562276" calcext:value-type="float">
            <text:p>0.12562276</text:p>
          </table:table-cell>
          <table:table-cell/>
          <table:table-cell office:value-type="string" calcext:value-type="string">
            <text:p>fl_incongruent_correct</text:p>
          </table:table-cell>
          <table:table-cell office:value-type="float" office:value="-0.066936325" calcext:value-type="float">
            <text:p>-0.066936325</text:p>
          </table:table-cell>
        </table:table-row>
        <table:table-row table:style-name="ro1">
          <table:table-cell office:value-type="string" calcext:value-type="string">
            <text:p>fl_mean_rt</text:p>
          </table:table-cell>
          <table:table-cell table:style-name="ce1" office:value-type="float" office:value="-0.22959955" calcext:value-type="float">
            <text:p>-0.22959955</text:p>
          </table:table-cell>
          <table:table-cell/>
          <table:table-cell office:value-type="string" calcext:value-type="string">
            <text:p>fl_mean_rt</text:p>
          </table:table-cell>
          <table:table-cell table:style-name="ce1" office:value-type="float" office:value="-0.248094272" calcext:value-type="float">
            <text:p>-0.248094272</text:p>
          </table:table-cell>
        </table:table-row>
        <table:table-row table:style-name="ro1">
          <table:table-cell office:value-type="string" calcext:value-type="string">
            <text:p>fl_executive_func</text:p>
          </table:table-cell>
          <table:table-cell office:value-type="float" office:value="-0.05425452" calcext:value-type="float">
            <text:p>-0.05425452</text:p>
          </table:table-cell>
          <table:table-cell/>
          <table:table-cell office:value-type="string" calcext:value-type="string">
            <text:p>fl_executive_func</text:p>
          </table:table-cell>
          <table:table-cell office:value-type="float" office:value="-0.003177323" calcext:value-type="float">
            <text:p>-0.003177323</text:p>
          </table:table-cell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0.09767784" calcext:value-type="float">
            <text:p>0.09767784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-0.098319119" calcext:value-type="float">
            <text:p>-0.098319119</text:p>
          </table:table-cell>
        </table:table-row>
        <table:table-row table:style-name="ro2">
          <table:table-cell office:value-type="string" calcext:value-type="string">
            <text:p>fl_ca_rt</text:p>
          </table:table-cell>
          <table:table-cell table:style-name="ce2" office:value-type="float" office:value="-0.20550331" calcext:value-type="float">
            <text:p>-0.20550331</text:p>
          </table:table-cell>
          <table:table-cell/>
          <table:table-cell office:value-type="string" calcext:value-type="string">
            <text:p>fl_ca_rt</text:p>
          </table:table-cell>
          <table:table-cell table:style-name="ce1" office:value-type="float" office:value="-0.242927777" calcext:value-type="float">
            <text:p>-0.242927777</text:p>
          </table:table-cell>
        </table:table-row>
        <table:table-row table:style-name="ro1">
          <table:table-cell office:value-type="string" calcext:value-type="string">
            <text:p>fl_ca_correct</text:p>
          </table:table-cell>
          <table:table-cell office:value-type="float" office:value="-0.07183966" calcext:value-type="float">
            <text:p>-0.07183966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-0.144113583" calcext:value-type="float">
            <text:p>-0.144113583</text:p>
          </table:table-cell>
        </table:table-row>
        <table:table-row table:style-name="ro1">
          <table:table-cell office:value-type="string" calcext:value-type="string">
            <text:p>mr_rotated_rt</text:p>
          </table:table-cell>
          <table:table-cell office:value-type="float" office:value="0.13862022" calcext:value-type="float">
            <text:p>0.13862022</text:p>
          </table:table-cell>
          <table:table-cell/>
          <table:table-cell office:value-type="string" calcext:value-type="string">
            <text:p>mr_rotated_rt</text:p>
          </table:table-cell>
          <table:table-cell office:value-type="float" office:value="0.07038205" calcext:value-type="float">
            <text:p>0.07038205</text:p>
          </table:table-cell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0.05658309" calcext:value-type="float">
            <text:p>0.05658309</text:p>
          </table:table-cell>
          <table:table-cell/>
          <table:table-cell office:value-type="string" calcext:value-type="string">
            <text:p>mr_rotated_correct</text:p>
          </table:table-cell>
          <table:table-cell office:value-type="float" office:value="0.101024934" calcext:value-type="float">
            <text:p>0.101024934</text:p>
          </table:table-cell>
        </table:table-row>
        <table:table-row table:style-name="ro1">
          <table:table-cell office:value-type="string" calcext:value-type="string">
            <text:p>mr_unrotated_rt</text:p>
          </table:table-cell>
          <table:table-cell table:style-name="ce1" office:value-type="float" office:value="0.22344985" calcext:value-type="float">
            <text:p>0.22344985</text:p>
          </table:table-cell>
          <table:table-cell/>
          <table:table-cell office:value-type="string" calcext:value-type="string">
            <text:p>mr_unrotated_rt</text:p>
          </table:table-cell>
          <table:table-cell office:value-type="float" office:value="0.097704434" calcext:value-type="float">
            <text:p>0.097704434</text:p>
          </table:table-cell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0.10516071" calcext:value-type="float">
            <text:p>0.10516071</text:p>
          </table:table-cell>
          <table:table-cell/>
          <table:table-cell office:value-type="string" calcext:value-type="string">
            <text:p>mr_unrotated_correct</text:p>
          </table:table-cell>
          <table:table-cell office:value-type="float" office:value="0.184183992" calcext:value-type="float">
            <text:p>0.184183992</text:p>
          </table:table-cell>
        </table:table-row>
        <table:table-row table:style-name="ro1">
          <table:table-cell office:value-type="string" calcext:value-type="string">
            <text:p>mr_rt_120</text:p>
          </table:table-cell>
          <table:table-cell office:value-type="float" office:value="0.05959919" calcext:value-type="float">
            <text:p>0.05959919</text:p>
          </table:table-cell>
          <table:table-cell/>
          <table:table-cell office:value-type="string" calcext:value-type="string">
            <text:p>mr_rt_120</text:p>
          </table:table-cell>
          <table:table-cell office:value-type="float" office:value="0.004357228" calcext:value-type="float">
            <text:p>0.004357228</text:p>
          </table:table-cell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0.06167783" calcext:value-type="float">
            <text:p>0.06167783</text:p>
          </table:table-cell>
          <table:table-cell/>
          <table:table-cell office:value-type="string" calcext:value-type="string">
            <text:p>mr_correct_180</text:p>
          </table:table-cell>
          <table:table-cell office:value-type="float" office:value="0.070061627" calcext:value-type="float">
            <text:p>0.070061627</text:p>
          </table:table-cell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0.03889374" calcext:value-type="float">
            <text:p>0.03889374</text:p>
          </table:table-cell>
          <table:table-cell/>
          <table:table-cell office:value-type="string" calcext:value-type="string">
            <text:p>mr_abs_diff_rt</text:p>
          </table:table-cell>
          <table:table-cell office:value-type="float" office:value="0.032140965" calcext:value-type="float">
            <text:p>0.032140965</text:p>
          </table:table-cell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03785301" calcext:value-type="float">
            <text:p>-0.03785301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0.031833396" calcext:value-type="float">
            <text:p>0.031833396</text:p>
          </table:table-cell>
        </table:table-row>
        <table:table-row table:style-name="ro1">
          <table:table-cell office:value-type="string" calcext:value-type="string">
            <text:p>max_correct</text:p>
          </table:table-cell>
          <table:table-cell office:value-type="float" office:value="0.08660158" calcext:value-type="float">
            <text:p>0.08660158</text:p>
          </table:table-cell>
          <table:table-cell/>
          <table:table-cell office:value-type="string" calcext:value-type="string">
            <text:p>max_correct</text:p>
          </table:table-cell>
          <table:table-cell office:value-type="float" office:value="0.058857638" calcext:value-type="float">
            <text:p>0.058857638</text:p>
          </table:table-cell>
        </table:table-row>
        <table:table-row table:style-name="ro1">
          <table:table-cell office:value-type="string" calcext:value-type="string">
            <text:p>max_length</text:p>
          </table:table-cell>
          <table:table-cell office:value-type="float" office:value="0.08660158" calcext:value-type="float">
            <text:p>0.08660158</text:p>
          </table:table-cell>
          <table:table-cell/>
          <table:table-cell office:value-type="string" calcext:value-type="string">
            <text:p>max_length</text:p>
          </table:table-cell>
          <table:table-cell office:value-type="float" office:value="0.058857638" calcext:value-type="float">
            <text:p>0.058857638</text:p>
          </table:table-cell>
        </table:table-row>
        <table:table-row table:style-name="ro1">
          <table:table-cell office:value-type="string" calcext:value-type="string">
            <text:p>tol_mean_rt</text:p>
          </table:table-cell>
          <table:table-cell table:style-name="ce1" office:value-type="float" office:value="-0.30142857" calcext:value-type="float">
            <text:p>-0.30142857</text:p>
          </table:table-cell>
          <table:table-cell/>
          <table:table-cell office:value-type="string" calcext:value-type="string">
            <text:p>tol_mean_rt</text:p>
          </table:table-cell>
          <table:table-cell office:value-type="float" office:value="-0.154344204" calcext:value-type="float">
            <text:p>-0.154344204</text:p>
          </table:table-cell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0.06444334" calcext:value-type="float">
            <text:p>0.06444334</text:p>
          </table:table-cell>
          <table:table-cell/>
          <table:table-cell office:value-type="string" calcext:value-type="string">
            <text:p>tol_correct</text:p>
          </table:table-cell>
          <table:table-cell office:value-type="float" office:value="0.126645398" calcext:value-type="float">
            <text:p>0.126645398</text:p>
          </table:table-cell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-0.15947244" calcext:value-type="float">
            <text:p>-0.15947244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-0.114270033" calcext:value-type="float">
            <text:p>-0.114270033</text:p>
          </table:table-cell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0.03070185" calcext:value-type="float">
            <text:p>0.03070185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-0.028485217" calcext:value-type="float">
            <text:p>-0.028485217</text:p>
          </table:table-cell>
        </table:table-row>
        <table:table-row table:style-name="ro1">
          <table:table-cell office:value-type="string" calcext:value-type="string">
            <text:p>GEQ_task</text:p>
          </table:table-cell>
          <table:table-cell office:value-type="float" office:value="-0.05627108" calcext:value-type="float">
            <text:p>-0.05627108</text:p>
          </table:table-cell>
          <table:table-cell/>
          <table:table-cell office:value-type="string" calcext:value-type="string">
            <text:p>GEQ_task</text:p>
          </table:table-cell>
          <table:table-cell office:value-type="float" office:value="-0.041800796" calcext:value-type="float">
            <text:p>-0.041800796</text:p>
          </table:table-cell>
        </table:table-row>
        <table:table-row table:style-name="ro1">
          <table:table-cell office:value-type="string" calcext:value-type="string">
            <text:p>GEQ_social</text:p>
          </table:table-cell>
          <table:table-cell table:style-name="ce1" office:value-type="float" office:value="-0.23668118" calcext:value-type="float">
            <text:p>-0.23668118</text:p>
          </table:table-cell>
          <table:table-cell/>
          <table:table-cell office:value-type="string" calcext:value-type="string">
            <text:p>GEQ_social</text:p>
          </table:table-cell>
          <table:table-cell office:value-type="float" office:value="-0.216834882" calcext:value-type="float">
            <text:p>-0.216834882</text:p>
          </table:table-cell>
        </table:table-row>
      </table:table>
      <table:table table:name="all solo player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ARSON</text:p>
          </table:table-cell>
          <table:table-cell table:number-columns-repeated="2"/>
          <table:table-cell office:value-type="string" calcext:value-type="string">
            <text:p>SPEARMAN</text:p>
          </table:table-cell>
          <table:table-cell office:value-type="string" calcext:value-type="string">
            <text:p>solo rating</text:p>
          </table:table-cell>
        </table:table-row>
        <table:table-row table:style-name="ro1">
          <table:table-cell/>
          <table:table-cell office:value-type="string" calcext:value-type="string">
            <text:p>solo rating</text:p>
          </table:table-cell>
          <table:table-cell/>
          <table:table-cell office:value-type="string" calcext:value-type="string">
            <text:p>birth_year</text:p>
          </table:table-cell>
          <table:table-cell office:value-type="float" office:value="-0.027715578" calcext:value-type="float">
            <text:p>-0.027715578</text:p>
          </table:table-cell>
        </table:table-row>
        <table:table-row table:style-name="ro1">
          <table:table-cell office:value-type="string" calcext:value-type="string">
            <text:p>relative_non_tea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lative_5v5</text:p>
          </table:table-cell>
          <table:table-cell office:value-type="float" office:value="0.65479662" calcext:value-type="float">
            <text:p>0.65479662</text:p>
          </table:table-cell>
        </table:table-row>
        <table:table-row table:style-name="ro1">
          <table:table-cell office:value-type="string" calcext:value-type="string">
            <text:p>mental_demand</text:p>
          </table:table-cell>
          <table:table-cell office:value-type="float" office:value="-0.015390261" calcext:value-type="float">
            <text:p>-0.015390261</text:p>
          </table:table-cell>
          <table:table-cell/>
          <table:table-cell office:value-type="string" calcext:value-type="string">
            <text:p>relative_3v3</text:p>
          </table:table-cell>
          <table:table-cell office:value-type="float" office:value="0.676091825" calcext:value-type="float">
            <text:p>0.676091825</text:p>
          </table:table-cell>
        </table:table-row>
        <table:table-row table:style-name="ro1">
          <table:table-cell office:value-type="string" calcext:value-type="string">
            <text:p>physical_demand</text:p>
          </table:table-cell>
          <table:table-cell office:value-type="float" office:value="0.079719595" calcext:value-type="float">
            <text:p>0.079719595</text:p>
          </table:table-cell>
          <table:table-cell/>
          <table:table-cell office:value-type="string" calcext:value-type="string">
            <text:p>relative_non_te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oral_demand</text:p>
          </table:table-cell>
          <table:table-cell office:value-type="float" office:value="-0.14330145" calcext:value-type="float">
            <text:p>-0.14330145</text:p>
          </table:table-cell>
          <table:table-cell/>
          <table:table-cell office:value-type="string" calcext:value-type="string">
            <text:p>team_rating</text:p>
          </table:table-cell>
          <table:table-cell office:value-type="float" office:value="0.635761786" calcext:value-type="float">
            <text:p>0.635761786</text:p>
          </table:table-cell>
        </table:table-row>
        <table:table-row table:style-name="ro1">
          <table:table-cell office:value-type="string" calcext:value-type="string">
            <text:p>performance</text:p>
          </table:table-cell>
          <table:table-cell office:value-type="float" office:value="0.160994391" calcext:value-type="float">
            <text:p>0.160994391</text:p>
          </table:table-cell>
          <table:table-cell/>
          <table:table-cell office:value-type="string" calcext:value-type="string">
            <text:p>mental_demand</text:p>
          </table:table-cell>
          <table:table-cell office:value-type="float" office:value="-0.002307515" calcext:value-type="float">
            <text:p>-0.002307515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float" office:value="0.062865728" calcext:value-type="float">
            <text:p>0.062865728</text:p>
          </table:table-cell>
          <table:table-cell/>
          <table:table-cell office:value-type="string" calcext:value-type="string">
            <text:p>physical_demand</text:p>
          </table:table-cell>
          <table:table-cell office:value-type="float" office:value="0.051758368" calcext:value-type="float">
            <text:p>0.051758368</text:p>
          </table:table-cell>
        </table:table-row>
        <table:table-row table:style-name="ro1">
          <table:table-cell office:value-type="string" calcext:value-type="string">
            <text:p>frustration</text:p>
          </table:table-cell>
          <table:table-cell office:value-type="float" office:value="-0.171478056" calcext:value-type="float">
            <text:p>-0.171478056</text:p>
          </table:table-cell>
          <table:table-cell/>
          <table:table-cell office:value-type="string" calcext:value-type="string">
            <text:p>temporal_demand</text:p>
          </table:table-cell>
          <table:table-cell office:value-type="float" office:value="-0.140451146" calcext:value-type="float">
            <text:p>-0.140451146</text:p>
          </table:table-cell>
        </table:table-row>
        <table:table-row table:style-name="ro1">
          <table:table-cell office:value-type="string" calcext:value-type="string">
            <text:p>task_load</text:p>
          </table:table-cell>
          <table:table-cell office:value-type="float" office:value="-0.02619683" calcext:value-type="float">
            <text:p>-0.02619683</text:p>
          </table:table-cell>
          <table:table-cell/>
          <table:table-cell office:value-type="string" calcext:value-type="string">
            <text:p>performance</text:p>
          </table:table-cell>
          <table:table-cell office:value-type="float" office:value="0.156727268" calcext:value-type="float">
            <text:p>0.156727268</text:p>
          </table:table-cell>
        </table:table-row>
        <table:table-row table:style-name="ro1">
          <table:table-cell office:value-type="string" calcext:value-type="string">
            <text:p>fl_rt_congruent</text:p>
          </table:table-cell>
          <table:table-cell office:value-type="float" office:value="-0.085407937" calcext:value-type="float">
            <text:p>-0.085407937</text:p>
          </table:table-cell>
          <table:table-cell/>
          <table:table-cell office:value-type="string" calcext:value-type="string">
            <text:p>effort</text:p>
          </table:table-cell>
          <table:table-cell office:value-type="float" office:value="0.041749215" calcext:value-type="float">
            <text:p>0.041749215</text:p>
          </table:table-cell>
        </table:table-row>
        <table:table-row table:style-name="ro1">
          <table:table-cell office:value-type="string" calcext:value-type="string">
            <text:p>fl_rt_congruent_sd</text:p>
          </table:table-cell>
          <table:table-cell office:value-type="float" office:value="-0.023028589" calcext:value-type="float">
            <text:p>-0.023028589</text:p>
          </table:table-cell>
          <table:table-cell/>
          <table:table-cell office:value-type="string" calcext:value-type="string">
            <text:p>frustration</text:p>
          </table:table-cell>
          <table:table-cell office:value-type="float" office:value="-0.178895037" calcext:value-type="float">
            <text:p>-0.178895037</text:p>
          </table:table-cell>
        </table:table-row>
        <table:table-row table:style-name="ro1">
          <table:table-cell office:value-type="string" calcext:value-type="string">
            <text:p>fl_congruent_correct</text:p>
          </table:table-cell>
          <table:table-cell office:value-type="float" office:value="0.02970988" calcext:value-type="float">
            <text:p>0.02970988</text:p>
          </table:table-cell>
          <table:table-cell/>
          <table:table-cell office:value-type="string" calcext:value-type="string">
            <text:p>task_load</text:p>
          </table:table-cell>
          <table:table-cell office:value-type="float" office:value="-0.080864142" calcext:value-type="float">
            <text:p>-0.080864142</text:p>
          </table:table-cell>
        </table:table-row>
        <table:table-row table:style-name="ro1">
          <table:table-cell office:value-type="string" calcext:value-type="string">
            <text:p>fl_rt_incongruent</text:p>
          </table:table-cell>
          <table:table-cell office:value-type="float" office:value="-0.081057539" calcext:value-type="float">
            <text:p>-0.081057539</text:p>
          </table:table-cell>
          <table:table-cell/>
          <table:table-cell office:value-type="string" calcext:value-type="string">
            <text:p>fl_rt_congruent</text:p>
          </table:table-cell>
          <table:table-cell office:value-type="float" office:value="-0.121709609" calcext:value-type="float">
            <text:p>-0.121709609</text:p>
          </table:table-cell>
        </table:table-row>
        <table:table-row table:style-name="ro1">
          <table:table-cell office:value-type="string" calcext:value-type="string">
            <text:p>fl_rt_incongruent_sd</text:p>
          </table:table-cell>
          <table:table-cell office:value-type="float" office:value="-0.100941351" calcext:value-type="float">
            <text:p>-0.100941351</text:p>
          </table:table-cell>
          <table:table-cell/>
          <table:table-cell office:value-type="string" calcext:value-type="string">
            <text:p>fl_congruent_correct</text:p>
          </table:table-cell>
          <table:table-cell office:value-type="float" office:value="0.060825429" calcext:value-type="float">
            <text:p>0.060825429</text:p>
          </table:table-cell>
        </table:table-row>
        <table:table-row table:style-name="ro1">
          <table:table-cell office:value-type="string" calcext:value-type="string">
            <text:p>fl_incongruent_correc</text:p>
          </table:table-cell>
          <table:table-cell office:value-type="float" office:value="0.060710304" calcext:value-type="float">
            <text:p>0.060710304</text:p>
          </table:table-cell>
          <table:table-cell/>
          <table:table-cell office:value-type="string" calcext:value-type="string">
            <text:p>fl_rt_incongruent</text:p>
          </table:table-cell>
          <table:table-cell office:value-type="float" office:value="-0.004402251" calcext:value-type="float">
            <text:p>-0.004402251</text:p>
          </table:table-cell>
        </table:table-row>
        <table:table-row table:style-name="ro1">
          <table:table-cell office:value-type="string" calcext:value-type="string">
            <text:p>fl_mean_rt</text:p>
          </table:table-cell>
          <table:table-cell office:value-type="float" office:value="-0.104803441" calcext:value-type="float">
            <text:p>-0.104803441</text:p>
          </table:table-cell>
          <table:table-cell/>
          <table:table-cell office:value-type="string" calcext:value-type="string">
            <text:p>fl_incongruent_correct</text:p>
          </table:table-cell>
          <table:table-cell office:value-type="float" office:value="0.086873295" calcext:value-type="float">
            <text:p>0.086873295</text:p>
          </table:table-cell>
        </table:table-row>
        <table:table-row table:style-name="ro1">
          <table:table-cell office:value-type="string" calcext:value-type="string">
            <text:p>fl_executive_func</text:p>
          </table:table-cell>
          <table:table-cell office:value-type="float" office:value="-0.036839141" calcext:value-type="float">
            <text:p>-0.036839141</text:p>
          </table:table-cell>
          <table:table-cell/>
          <table:table-cell office:value-type="string" calcext:value-type="string">
            <text:p>fl_mean_rt</text:p>
          </table:table-cell>
          <table:table-cell office:value-type="float" office:value="-0.075646804" calcext:value-type="float">
            <text:p>-0.075646804</text:p>
          </table:table-cell>
        </table:table-row>
        <table:table-row table:style-name="ro1">
          <table:table-cell office:value-type="string" calcext:value-type="string">
            <text:p>fl_correct</text:p>
          </table:table-cell>
          <table:table-cell office:value-type="float" office:value="0.06065292" calcext:value-type="float">
            <text:p>0.06065292</text:p>
          </table:table-cell>
          <table:table-cell/>
          <table:table-cell office:value-type="string" calcext:value-type="string">
            <text:p>fl_executive_func</text:p>
          </table:table-cell>
          <table:table-cell office:value-type="float" office:value="0.089197127" calcext:value-type="float">
            <text:p>0.089197127</text:p>
          </table:table-cell>
        </table:table-row>
        <table:table-row table:style-name="ro1">
          <table:table-cell office:value-type="string" calcext:value-type="string">
            <text:p>fl_ca_rt</text:p>
          </table:table-cell>
          <table:table-cell office:value-type="float" office:value="-0.102868674" calcext:value-type="float">
            <text:p>-0.102868674</text:p>
          </table:table-cell>
          <table:table-cell/>
          <table:table-cell office:value-type="string" calcext:value-type="string">
            <text:p>fl_correct</text:p>
          </table:table-cell>
          <table:table-cell office:value-type="float" office:value="0.127008848" calcext:value-type="float">
            <text:p>0.127008848</text:p>
          </table:table-cell>
        </table:table-row>
        <table:table-row table:style-name="ro1">
          <table:table-cell office:value-type="string" calcext:value-type="string">
            <text:p>fl_ca_correct</text:p>
          </table:table-cell>
          <table:table-cell office:value-type="float" office:value="0.009636265" calcext:value-type="float">
            <text:p>0.009636265</text:p>
          </table:table-cell>
          <table:table-cell/>
          <table:table-cell office:value-type="string" calcext:value-type="string">
            <text:p>fl_ca_rt</text:p>
          </table:table-cell>
          <table:table-cell office:value-type="float" office:value="-0.162929693" calcext:value-type="float">
            <text:p>-0.162929693</text:p>
          </table:table-cell>
        </table:table-row>
        <table:table-row table:style-name="ro1">
          <table:table-cell office:value-type="string" calcext:value-type="string">
            <text:p>mr_rotated_rt</text:p>
          </table:table-cell>
          <table:table-cell office:value-type="float" office:value="-0.031103462" calcext:value-type="float">
            <text:p>-0.031103462</text:p>
          </table:table-cell>
          <table:table-cell/>
          <table:table-cell office:value-type="string" calcext:value-type="string">
            <text:p>fl_ca_correct</text:p>
          </table:table-cell>
          <table:table-cell office:value-type="float" office:value="0.050232909" calcext:value-type="float">
            <text:p>0.050232909</text:p>
          </table:table-cell>
        </table:table-row>
        <table:table-row table:style-name="ro1">
          <table:table-cell office:value-type="string" calcext:value-type="string">
            <text:p>mr_rotated_correct</text:p>
          </table:table-cell>
          <table:table-cell office:value-type="float" office:value="-0.083134263" calcext:value-type="float">
            <text:p>-0.083134263</text:p>
          </table:table-cell>
          <table:table-cell/>
          <table:table-cell office:value-type="string" calcext:value-type="string">
            <text:p>mr_rotated_rt</text:p>
          </table:table-cell>
          <table:table-cell office:value-type="float" office:value="-0.047176926" calcext:value-type="float">
            <text:p>-0.047176926</text:p>
          </table:table-cell>
        </table:table-row>
        <table:table-row table:style-name="ro1">
          <table:table-cell office:value-type="string" calcext:value-type="string">
            <text:p>mr_unrotated_rt</text:p>
          </table:table-cell>
          <table:table-cell office:value-type="float" office:value="-0.032192106" calcext:value-type="float">
            <text:p>-0.032192106</text:p>
          </table:table-cell>
          <table:table-cell/>
          <table:table-cell office:value-type="string" calcext:value-type="string">
            <text:p>mr_rotated_correct</text:p>
          </table:table-cell>
          <table:table-cell office:value-type="float" office:value="0.00125842" calcext:value-type="float">
            <text:p>0.00125842</text:p>
          </table:table-cell>
        </table:table-row>
        <table:table-row table:style-name="ro1">
          <table:table-cell office:value-type="string" calcext:value-type="string">
            <text:p>mr_unrotated_correct</text:p>
          </table:table-cell>
          <table:table-cell office:value-type="float" office:value="0.054025308" calcext:value-type="float">
            <text:p>0.054025308</text:p>
          </table:table-cell>
          <table:table-cell/>
          <table:table-cell office:value-type="string" calcext:value-type="string">
            <text:p>mr_unrotated_rt</text:p>
          </table:table-cell>
          <table:table-cell office:value-type="float" office:value="-0.114045331" calcext:value-type="float">
            <text:p>-0.114045331</text:p>
          </table:table-cell>
        </table:table-row>
        <table:table-row table:style-name="ro1">
          <table:table-cell office:value-type="string" calcext:value-type="string">
            <text:p>mr_rt_120</text:p>
          </table:table-cell>
          <table:table-cell office:value-type="float" office:value="0.011441541" calcext:value-type="float">
            <text:p>0.011441541</text:p>
          </table:table-cell>
          <table:table-cell/>
          <table:table-cell office:value-type="string" calcext:value-type="string">
            <text:p>mr_unrotated_correct</text:p>
          </table:table-cell>
          <table:table-cell office:value-type="float" office:value="0.072432158" calcext:value-type="float">
            <text:p>0.072432158</text:p>
          </table:table-cell>
        </table:table-row>
        <table:table-row table:style-name="ro1">
          <table:table-cell office:value-type="string" calcext:value-type="string">
            <text:p>mr_correct_180</text:p>
          </table:table-cell>
          <table:table-cell office:value-type="float" office:value="-0.125434271" calcext:value-type="float">
            <text:p>-0.125434271</text:p>
          </table:table-cell>
          <table:table-cell/>
          <table:table-cell office:value-type="string" calcext:value-type="string">
            <text:p>mr_rt_120</text:p>
          </table:table-cell>
          <table:table-cell office:value-type="float" office:value="0.011959193" calcext:value-type="float">
            <text:p>0.011959193</text:p>
          </table:table-cell>
        </table:table-row>
        <table:table-row table:style-name="ro1">
          <table:table-cell office:value-type="string" calcext:value-type="string">
            <text:p>mr_abs_diff_rt</text:p>
          </table:table-cell>
          <table:table-cell office:value-type="float" office:value="-0.020598281" calcext:value-type="float">
            <text:p>-0.020598281</text:p>
          </table:table-cell>
          <table:table-cell/>
          <table:table-cell office:value-type="string" calcext:value-type="string">
            <text:p>mr_correct_180</text:p>
          </table:table-cell>
          <table:table-cell office:value-type="float" office:value="-0.048138775" calcext:value-type="float">
            <text:p>-0.048138775</text:p>
          </table:table-cell>
        </table:table-row>
        <table:table-row table:style-name="ro1">
          <table:table-cell office:value-type="string" calcext:value-type="string">
            <text:p>mr_rel_diff_rt</text:p>
          </table:table-cell>
          <table:table-cell office:value-type="float" office:value="-0.038214719" calcext:value-type="float">
            <text:p>-0.038214719</text:p>
          </table:table-cell>
          <table:table-cell/>
          <table:table-cell office:value-type="string" calcext:value-type="string">
            <text:p>mr_abs_diff_rt</text:p>
          </table:table-cell>
          <table:table-cell office:value-type="float" office:value="-0.01149055" calcext:value-type="float">
            <text:p>-0.01149055</text:p>
          </table:table-cell>
        </table:table-row>
        <table:table-row table:style-name="ro1">
          <table:table-cell office:value-type="string" calcext:value-type="string">
            <text:p>max_correct</text:p>
          </table:table-cell>
          <table:table-cell office:value-type="float" office:value="-0.034562989" calcext:value-type="float">
            <text:p>-0.034562989</text:p>
          </table:table-cell>
          <table:table-cell/>
          <table:table-cell office:value-type="string" calcext:value-type="string">
            <text:p>mr_rel_diff_rt</text:p>
          </table:table-cell>
          <table:table-cell office:value-type="float" office:value="0.001723428" calcext:value-type="float">
            <text:p>0.001723428</text:p>
          </table:table-cell>
        </table:table-row>
        <table:table-row table:style-name="ro1">
          <table:table-cell office:value-type="string" calcext:value-type="string">
            <text:p>max_length</text:p>
          </table:table-cell>
          <table:table-cell office:value-type="float" office:value="-0.034562989" calcext:value-type="float">
            <text:p>-0.034562989</text:p>
          </table:table-cell>
          <table:table-cell/>
          <table:table-cell office:value-type="string" calcext:value-type="string">
            <text:p>max_length</text:p>
          </table:table-cell>
          <table:table-cell office:value-type="float" office:value="0.010058415" calcext:value-type="float">
            <text:p>0.010058415</text:p>
          </table:table-cell>
        </table:table-row>
        <table:table-row table:style-name="ro1">
          <table:table-cell office:value-type="string" calcext:value-type="string">
            <text:p>tol_mean_rt</text:p>
          </table:table-cell>
          <table:table-cell office:value-type="float" office:value="-0.031167509" calcext:value-type="float">
            <text:p>-0.031167509</text:p>
          </table:table-cell>
          <table:table-cell/>
          <table:table-cell office:value-type="string" calcext:value-type="string">
            <text:p>tol_mean_rt</text:p>
          </table:table-cell>
          <table:table-cell office:value-type="float" office:value="-0.175000902" calcext:value-type="float">
            <text:p>-0.175000902</text:p>
          </table:table-cell>
        </table:table-row>
        <table:table-row table:style-name="ro1">
          <table:table-cell office:value-type="string" calcext:value-type="string">
            <text:p>tol_correct</text:p>
          </table:table-cell>
          <table:table-cell office:value-type="float" office:value="0.011775815" calcext:value-type="float">
            <text:p>0.011775815</text:p>
          </table:table-cell>
          <table:table-cell/>
          <table:table-cell office:value-type="string" calcext:value-type="string">
            <text:p>tol_correct</text:p>
          </table:table-cell>
          <table:table-cell office:value-type="float" office:value="0.088719066" calcext:value-type="float">
            <text:p>0.088719066</text:p>
          </table:table-cell>
        </table:table-row>
        <table:table-row table:style-name="ro1">
          <table:table-cell office:value-type="string" calcext:value-type="string">
            <text:p>tol_max</text:p>
          </table:table-cell>
          <table:table-cell office:value-type="float" office:value="0.045010041" calcext:value-type="float">
            <text:p>0.045010041</text:p>
          </table:table-cell>
          <table:table-cell/>
          <table:table-cell office:value-type="string" calcext:value-type="string">
            <text:p>tol_max</text:p>
          </table:table-cell>
          <table:table-cell office:value-type="float" office:value="-0.002455221" calcext:value-type="float">
            <text:p>-0.002455221</text:p>
          </table:table-cell>
        </table:table-row>
        <table:table-row table:style-name="ro1">
          <table:table-cell office:value-type="string" calcext:value-type="string">
            <text:p>tol_missed</text:p>
          </table:table-cell>
          <table:table-cell office:value-type="float" office:value="0.046320749" calcext:value-type="float">
            <text:p>0.046320749</text:p>
          </table:table-cell>
          <table:table-cell/>
          <table:table-cell office:value-type="string" calcext:value-type="string">
            <text:p>tol_missed</text:p>
          </table:table-cell>
          <table:table-cell office:value-type="float" office:value="-0.050889623" calcext:value-type="float">
            <text:p>-0.05088962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21:58:05.709830080</meta:creation-date>
    <dc:date>2014-11-22T23:01:02.543377886</dc:date>
    <meta:editing-duration>P1DT1H1M36S</meta:editing-duration>
    <meta:editing-cycles>8</meta:editing-cycles>
    <meta:generator>LibreOffice/4.2.7.2$Linux_X86_64 LibreOffice_project/420m0$Build-2</meta:generator>
    <meta:document-statistic meta:table-count="4" meta:cell-count="703" meta:object-count="0"/>
  </office:meta>
</office:document-meta>
</file>